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office:font-face-decls>
  <office:automatic-styles>
    <style:style style:name="dp1" style:family="drawing-page"/>
    <style:style style:name="gr1" style:family="graphic" style:parent-style-name="standard">
      <style:graphic-properties draw:stroke="solid" svg:stroke-width="0.017cm" svg:stroke-color="#241f1f" draw:stroke-linejoin="miter" svg:stroke-linecap="butt" draw:fill="none" fo:padding-top="0.008cm" fo:padding-bottom="0.008cm" fo:padding-left="0.008cm" fo:padding-right="0.008cm"/>
    </style:style>
    <style:style style:name="gr2" style:family="graphic" style:parent-style-name="standard">
      <style:graphic-properties draw:stroke="none" draw:fill="solid" draw:fill-color="#241f1f"/>
    </style:style>
    <style:style style:name="gr3" style:family="graphic" style:parent-style-name="standard">
      <style:graphic-properties draw:stroke="solid" svg:stroke-width="0.014cm" svg:stroke-color="#241f1f" draw:stroke-linejoin="miter" svg:stroke-linecap="butt" draw:fill="none" fo:padding-top="0.007cm" fo:padding-bottom="0.007cm" fo:padding-left="0.007cm" fo:padding-right="0.007cm"/>
    </style:style>
    <style:style style:name="gr4" style:family="graphic" style:parent-style-name="standard">
      <style:graphic-properties draw:stroke="dash" draw:stroke-dash="stroke-dash32" svg:stroke-width="0.008cm" svg:stroke-color="#241f1f" draw:stroke-linejoin="miter" svg:stroke-linecap="butt" draw:fill="none" fo:padding-top="0.004cm" fo:padding-bottom="0.004cm" fo:padding-left="0.004cm" fo:padding-right="0.004cm"/>
    </style:style>
    <style:style style:name="gr5"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paragraph-properties style:writing-mode="lr-tb"/>
    </style:style>
    <style:style style:name="P1" style:family="paragraph">
      <loext:graphic-properties draw:fill="none"/>
    </style:style>
    <style:style style:name="P2" style:family="paragraph">
      <loext:graphic-properties draw:fill="solid" draw:fill-color="#241f1f"/>
    </style:style>
    <style:style style:name="P3" style:family="paragraph">
      <style:paragraph-properties fo:text-align="start" style:writing-mode="lr-tb"/>
    </style:style>
    <style:style style:name="P4" style:family="paragraph">
      <loext:graphic-properties draw:fill="none"/>
      <style:text-properties fo:font-size="8pt" style:font-size-asian="8pt" style:font-size-complex="8pt"/>
    </style:style>
    <style:style style:name="P5" style:family="paragraph">
      <style:paragraph-properties fo:text-align="start" style:writing-mode="lr-tb"/>
      <style:text-properties style:font-name="Liberation Serif"/>
    </style:style>
    <style:style style:name="P6" style:family="paragraph">
      <loext:graphic-properties draw:fill="none"/>
      <style:text-properties style:font-name="Liberation Serif" fo:font-size="8pt" style:font-size-asian="8pt" style:font-size-complex="8pt"/>
    </style:style>
    <style:style style:name="P7" style:family="paragraph">
      <loext:graphic-properties draw:fill="none"/>
      <style:text-properties fo:font-size="6pt" style:font-size-asian="6pt" style:font-size-complex="6pt"/>
    </style:style>
    <style:style style:name="T1" style:family="text">
      <style:text-properties fo:color="#241f1f" loext:opacity="100%" style:font-name="Arial" fo:font-size="8pt" fo:font-weight="normal" style:font-name-asian="Arial" style:font-size-asian="8pt" style:font-weight-asian="normal" style:font-name-complex="Arial" style:font-size-complex="8pt" style:font-weight-complex="normal"/>
    </style:style>
    <style:style style:name="T2" style:family="text">
      <style:text-properties fo:color="#241f1f" loext:opacity="100%" style:font-name="Symbol" fo:font-size="8pt" fo:font-weight="normal" style:font-name-asian="Symbol" style:font-size-asian="8pt" style:font-weight-asian="normal" style:font-name-complex="Symbol" style:font-size-complex="8pt" style:font-weight-complex="normal"/>
    </style:style>
    <style:style style:name="T3" style:family="text">
      <style:text-properties fo:color="#241f1f" loext:opacity="100%" style:font-name="Liberation Serif" fo:font-size="8pt" fo:font-weight="normal" style:font-name-asian="Symbol" style:font-size-asian="8pt" style:font-weight-asian="normal" style:font-name-complex="Symbol" style:font-size-complex="8pt" style:font-weight-complex="normal"/>
    </style:style>
    <style:style style:name="T4" style:family="text">
      <style:text-properties fo:color="#241f1f" loext:opacity="100%" style:font-name="Arial" fo:font-size="6pt" fo:font-weight="normal" style:font-name-asian="Arial" style:font-size-asian="6pt" style:font-weight-asian="normal" style:font-name-complex="Arial" style:font-size-complex="6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olygon draw:style-name="gr1" draw:text-style-name="P1" draw:layer="layout" svg:width="9.42cm" svg:height="3.016cm" svg:x="1.69cm" svg:y="1.096cm" svg:viewBox="0 0 9421 3017" draw:points="0,3017 9421,3017 9421,0 0,0">
          <text:p/>
        </draw:polygon>
        <draw:polygon draw:style-name="gr2" draw:text-style-name="P2" draw:layer="layout" svg:width="0.003cm" svg:height="0.003cm" svg:x="1.69cm" svg:y="1.118cm" svg:viewBox="0 0 4 4" draw:points="0,4 4,4 4,0 0,0">
          <text:p/>
        </draw:polygon>
        <draw:polyline draw:style-name="gr3" draw:text-style-name="P1" draw:layer="layout" svg:width="0cm" svg:height="0cm" svg:x="1.69cm" svg:y="1.116cm" svg:viewBox="0 0 0 0" draw:points="0,0">
          <text:p/>
        </draw:polyline>
        <draw:polygon draw:style-name="gr2" draw:text-style-name="P2" draw:layer="layout" svg:width="0.003cm" svg:height="0.003cm" svg:x="1.69cm" svg:y="1.118cm" svg:viewBox="0 0 4 4" draw:points="0,4 4,4 4,0 0,0">
          <text:p/>
        </draw:polygon>
        <draw:line draw:style-name="gr4" draw:text-style-name="P1" draw:layer="layout" svg:x1="2.623cm" svg:y1="4.102cm" svg:x2="2.623cm" svg:y2="1.106cm">
          <text:p/>
        </draw:line>
        <draw:polygon draw:style-name="gr2" draw:text-style-name="P2" draw:layer="layout" svg:width="0.001cm" svg:height="0.003cm" svg:x="2.625cm" svg:y="1.118cm" svg:viewBox="0 0 2 4" draw:points="0,4 2,4 2,0 0,0">
          <text:p/>
        </draw:polygon>
        <draw:polyline draw:style-name="gr3" draw:text-style-name="P1" draw:layer="layout" svg:width="0cm" svg:height="0cm" svg:x="2.623cm" svg:y="1.116cm" svg:viewBox="0 0 0 0" draw:points="0,0">
          <text:p/>
        </draw:polyline>
        <draw:polygon draw:style-name="gr2" draw:text-style-name="P2" draw:layer="layout" svg:width="0.001cm" svg:height="0.003cm" svg:x="2.625cm" svg:y="1.118cm" svg:viewBox="0 0 2 4" draw:points="0,4 2,4 2,0 0,0">
          <text:p/>
        </draw:polygon>
        <draw:line draw:style-name="gr4" draw:text-style-name="P1" draw:layer="layout" svg:x1="3.557cm" svg:y1="4.102cm" svg:x2="3.557cm" svg:y2="1.106cm">
          <text:p/>
        </draw:line>
        <draw:polygon draw:style-name="gr2" draw:text-style-name="P2" draw:layer="layout" svg:width="0.003cm" svg:height="0.003cm" svg:x="3.557cm" svg:y="1.118cm" svg:viewBox="0 0 4 4" draw:points="0,4 4,4 4,0 0,0">
          <text:p/>
        </draw:polygon>
        <draw:polyline draw:style-name="gr3" draw:text-style-name="P1" draw:layer="layout" svg:width="0cm" svg:height="0cm" svg:x="3.557cm" svg:y="1.116cm" svg:viewBox="0 0 0 0" draw:points="0,0">
          <text:p/>
        </draw:polyline>
        <draw:polygon draw:style-name="gr2" draw:text-style-name="P2" draw:layer="layout" svg:width="0.003cm" svg:height="0.003cm" svg:x="3.557cm" svg:y="1.118cm" svg:viewBox="0 0 4 4" draw:points="0,4 4,4 4,0 0,0">
          <text:p/>
        </draw:polygon>
        <draw:line draw:style-name="gr4" draw:text-style-name="P1" draw:layer="layout" svg:x1="4.512cm" svg:y1="4.102cm" svg:x2="4.512cm" svg:y2="1.106cm">
          <text:p/>
        </draw:line>
        <draw:polygon draw:style-name="gr2" draw:text-style-name="P2" draw:layer="layout" svg:width="0.003cm" svg:height="0.003cm" svg:x="4.512cm" svg:y="1.118cm" svg:viewBox="0 0 4 4" draw:points="0,4 4,4 4,0 0,0">
          <text:p/>
        </draw:polygon>
        <draw:polyline draw:style-name="gr3" draw:text-style-name="P1" draw:layer="layout" svg:width="0cm" svg:height="0cm" svg:x="4.512cm" svg:y="1.116cm" svg:viewBox="0 0 0 0" draw:points="0,0">
          <text:p/>
        </draw:polyline>
        <draw:polygon draw:style-name="gr2" draw:text-style-name="P2" draw:layer="layout" svg:width="0.003cm" svg:height="0.003cm" svg:x="4.512cm" svg:y="1.118cm" svg:viewBox="0 0 4 4" draw:points="0,4 4,4 4,0 0,0">
          <text:p/>
        </draw:polygon>
        <draw:line draw:style-name="gr4" draw:text-style-name="P1" draw:layer="layout" svg:x1="5.445cm" svg:y1="4.102cm" svg:x2="5.445cm" svg:y2="1.106cm">
          <text:p/>
        </draw:line>
        <draw:polygon draw:style-name="gr2" draw:text-style-name="P2" draw:layer="layout" svg:width="0.003cm" svg:height="0.003cm" svg:x="5.447cm" svg:y="1.118cm" svg:viewBox="0 0 4 4" draw:points="0,4 4,4 4,0 0,0">
          <text:p/>
        </draw:polygon>
        <draw:polyline draw:style-name="gr3" draw:text-style-name="P1" draw:layer="layout" svg:width="0cm" svg:height="0cm" svg:x="5.445cm" svg:y="1.116cm" svg:viewBox="0 0 0 0" draw:points="0,0">
          <text:p/>
        </draw:polyline>
        <draw:polygon draw:style-name="gr2" draw:text-style-name="P2" draw:layer="layout" svg:width="0.003cm" svg:height="0.003cm" svg:x="5.447cm" svg:y="1.118cm" svg:viewBox="0 0 4 4" draw:points="0,4 4,4 4,0 0,0">
          <text:p/>
        </draw:polygon>
        <draw:line draw:style-name="gr4" draw:text-style-name="P1" draw:layer="layout" svg:x1="6.4cm" svg:y1="4.102cm" svg:x2="6.4cm" svg:y2="1.106cm">
          <text:p/>
        </draw:line>
        <draw:polygon draw:style-name="gr2" draw:text-style-name="P2" draw:layer="layout" svg:width="0.003cm" svg:height="0.003cm" svg:x="6.402cm" svg:y="1.118cm" svg:viewBox="0 0 4 4" draw:points="0,4 4,4 4,0 0,0">
          <text:p/>
        </draw:polygon>
        <draw:polyline draw:style-name="gr3" draw:text-style-name="P1" draw:layer="layout" svg:width="0cm" svg:height="0cm" svg:x="6.4cm" svg:y="1.116cm" svg:viewBox="0 0 0 0" draw:points="0,0">
          <text:p/>
        </draw:polyline>
        <draw:polygon draw:style-name="gr2" draw:text-style-name="P2" draw:layer="layout" svg:width="0.003cm" svg:height="0.003cm" svg:x="6.402cm" svg:y="1.118cm" svg:viewBox="0 0 4 4" draw:points="0,4 4,4 4,0 0,0">
          <text:p/>
        </draw:polygon>
        <draw:line draw:style-name="gr4" draw:text-style-name="P1" draw:layer="layout" svg:x1="7.333cm" svg:y1="4.102cm" svg:x2="7.333cm" svg:y2="1.106cm">
          <text:p/>
        </draw:line>
        <draw:polygon draw:style-name="gr2" draw:text-style-name="P2" draw:layer="layout" svg:width="0.001cm" svg:height="0.003cm" svg:x="7.335cm" svg:y="1.118cm" svg:viewBox="0 0 2 4" draw:points="0,4 2,4 2,0 0,0">
          <text:p/>
        </draw:polygon>
        <draw:polyline draw:style-name="gr3" draw:text-style-name="P1" draw:layer="layout" svg:width="0cm" svg:height="0cm" svg:x="7.333cm" svg:y="1.116cm" svg:viewBox="0 0 0 0" draw:points="0,0">
          <text:p/>
        </draw:polyline>
        <draw:polygon draw:style-name="gr2" draw:text-style-name="P2" draw:layer="layout" svg:width="0.001cm" svg:height="0.003cm" svg:x="7.335cm" svg:y="1.118cm" svg:viewBox="0 0 2 4" draw:points="0,4 2,4 2,0 0,0">
          <text:p/>
        </draw:polygon>
        <draw:line draw:style-name="gr4" draw:text-style-name="P1" draw:layer="layout" svg:x1="8.267cm" svg:y1="4.102cm" svg:x2="8.267cm" svg:y2="1.106cm">
          <text:p/>
        </draw:line>
        <draw:polygon draw:style-name="gr2" draw:text-style-name="P2" draw:layer="layout" svg:width="0.003cm" svg:height="0.003cm" svg:x="8.267cm" svg:y="1.118cm" svg:viewBox="0 0 4 4" draw:points="0,4 4,4 4,0 0,0">
          <text:p/>
        </draw:polygon>
        <draw:polyline draw:style-name="gr3" draw:text-style-name="P1" draw:layer="layout" svg:width="0cm" svg:height="0cm" svg:x="8.267cm" svg:y="1.116cm" svg:viewBox="0 0 0 0" draw:points="0,0">
          <text:p/>
        </draw:polyline>
        <draw:polygon draw:style-name="gr2" draw:text-style-name="P2" draw:layer="layout" svg:width="0.003cm" svg:height="0.003cm" svg:x="8.267cm" svg:y="1.118cm" svg:viewBox="0 0 4 4" draw:points="0,4 4,4 4,0 0,0">
          <text:p/>
        </draw:polygon>
        <draw:line draw:style-name="gr4" draw:text-style-name="P1" draw:layer="layout" svg:x1="9.222cm" svg:y1="4.102cm" svg:x2="9.222cm" svg:y2="1.106cm">
          <text:p/>
        </draw:line>
        <draw:polygon draw:style-name="gr2" draw:text-style-name="P2" draw:layer="layout" svg:width="0.003cm" svg:height="0.003cm" svg:x="9.222cm" svg:y="1.118cm" svg:viewBox="0 0 4 4" draw:points="0,4 4,4 4,0 0,0">
          <text:p/>
        </draw:polygon>
        <draw:polyline draw:style-name="gr3" draw:text-style-name="P1" draw:layer="layout" svg:width="0cm" svg:height="0cm" svg:x="9.222cm" svg:y="1.116cm" svg:viewBox="0 0 0 0" draw:points="0,0">
          <text:p/>
        </draw:polyline>
        <draw:polygon draw:style-name="gr2" draw:text-style-name="P2" draw:layer="layout" svg:width="0.003cm" svg:height="0.003cm" svg:x="9.222cm" svg:y="1.118cm" svg:viewBox="0 0 4 4" draw:points="0,4 4,4 4,0 0,0">
          <text:p/>
        </draw:polygon>
        <draw:line draw:style-name="gr4" draw:text-style-name="P1" draw:layer="layout" svg:x1="10.155cm" svg:y1="4.102cm" svg:x2="10.155cm" svg:y2="1.106cm">
          <text:p/>
        </draw:line>
        <draw:polygon draw:style-name="gr2" draw:text-style-name="P2" draw:layer="layout" svg:width="0.003cm" svg:height="0.003cm" svg:x="10.157cm" svg:y="1.118cm" svg:viewBox="0 0 4 4" draw:points="0,4 4,4 4,0 0,0">
          <text:p/>
        </draw:polygon>
        <draw:polyline draw:style-name="gr3" draw:text-style-name="P1" draw:layer="layout" svg:width="0cm" svg:height="0cm" svg:x="10.155cm" svg:y="1.116cm" svg:viewBox="0 0 0 0" draw:points="0,0">
          <text:p/>
        </draw:polyline>
        <draw:polygon draw:style-name="gr2" draw:text-style-name="P2" draw:layer="layout" svg:width="0.003cm" svg:height="0.003cm" svg:x="10.157cm" svg:y="1.118cm" svg:viewBox="0 0 4 4" draw:points="0,4 4,4 4,0 0,0">
          <text:p/>
        </draw:polygon>
        <draw:polygon draw:style-name="gr2" draw:text-style-name="P2" draw:layer="layout" svg:width="0.003cm" svg:height="0.003cm" svg:x="11.112cm" svg:y="1.118cm" svg:viewBox="0 0 4 4" draw:points="0,4 4,4 4,0 0,0">
          <text:p/>
        </draw:polygon>
        <draw:polyline draw:style-name="gr3" draw:text-style-name="P1" draw:layer="layout" svg:width="0cm" svg:height="0cm" svg:x="11.11cm" svg:y="1.116cm" svg:viewBox="0 0 0 0" draw:points="0,0">
          <text:p/>
        </draw:polyline>
        <draw:polygon draw:style-name="gr2" draw:text-style-name="P2" draw:layer="layout" svg:width="0.003cm" svg:height="0.003cm" svg:x="11.112cm" svg:y="1.118cm" svg:viewBox="0 0 4 4" draw:points="0,4 4,4 4,0 0,0">
          <text:p/>
        </draw:polygon>
        <draw:polygon draw:style-name="gr2" draw:text-style-name="P2" draw:layer="layout" svg:width="0.003cm" svg:height="0.003cm" svg:x="11.112cm" svg:y="4.114cm" svg:viewBox="0 0 4 4" draw:points="0,4 4,4 4,0 0,0">
          <text:p/>
        </draw:polygon>
        <draw:polyline draw:style-name="gr3" draw:text-style-name="P1" draw:layer="layout" svg:width="0cm" svg:height="0cm" svg:x="11.11cm" svg:y="4.112cm" svg:viewBox="0 0 0 0" draw:points="0,0">
          <text:p/>
        </draw:polyline>
        <draw:polygon draw:style-name="gr2" draw:text-style-name="P2" draw:layer="layout" svg:width="0.003cm" svg:height="0.003cm" svg:x="11.112cm" svg:y="4.114cm" svg:viewBox="0 0 4 4" draw:points="0,4 4,4 4,0 0,0">
          <text:p/>
        </draw:polygon>
        <draw:line draw:style-name="gr4" draw:text-style-name="P1" draw:layer="layout" svg:x1="1.69cm" svg:y1="3.343cm" svg:x2="11.11cm" svg:y2="3.343cm">
          <text:p/>
        </draw:line>
        <draw:polygon draw:style-name="gr2" draw:text-style-name="P2" draw:layer="layout" svg:width="0.003cm" svg:height="0.003cm" svg:x="11.112cm" svg:y="3.353cm" svg:viewBox="0 0 4 4" draw:points="0,4 4,4 4,0 0,0">
          <text:p/>
        </draw:polygon>
        <draw:polyline draw:style-name="gr3" draw:text-style-name="P1" draw:layer="layout" svg:width="0cm" svg:height="0cm" svg:x="11.11cm" svg:y="3.353cm" svg:viewBox="0 0 0 0" draw:points="0,0">
          <text:p/>
        </draw:polyline>
        <draw:polygon draw:style-name="gr2" draw:text-style-name="P2" draw:layer="layout" svg:width="0.003cm" svg:height="0.003cm" svg:x="11.112cm" svg:y="3.353cm" svg:viewBox="0 0 4 4" draw:points="0,4 4,4 4,0 0,0">
          <text:p/>
        </draw:polygon>
        <draw:line draw:style-name="gr4" draw:text-style-name="P1" draw:layer="layout" svg:x1="1.69cm" svg:y1="2.605cm" svg:x2="11.11cm" svg:y2="2.605cm">
          <text:p/>
        </draw:line>
        <draw:polygon draw:style-name="gr2" draw:text-style-name="P2" draw:layer="layout" svg:width="0.003cm" svg:height="0.003cm" svg:x="11.112cm" svg:y="2.615cm" svg:viewBox="0 0 4 4" draw:points="0,4 4,4 4,0 0,0">
          <text:p/>
        </draw:polygon>
        <draw:polyline draw:style-name="gr3" draw:text-style-name="P1" draw:layer="layout" svg:width="0cm" svg:height="0cm" svg:x="11.11cm" svg:y="2.615cm" svg:viewBox="0 0 0 0" draw:points="0,0">
          <text:p/>
        </draw:polyline>
        <draw:polygon draw:style-name="gr2" draw:text-style-name="P2" draw:layer="layout" svg:width="0.003cm" svg:height="0.003cm" svg:x="11.112cm" svg:y="2.615cm" svg:viewBox="0 0 4 4" draw:points="0,4 4,4 4,0 0,0">
          <text:p/>
        </draw:polygon>
        <draw:line draw:style-name="gr4" draw:text-style-name="P1" draw:layer="layout" svg:x1="1.69cm" svg:y1="1.844cm" svg:x2="11.11cm" svg:y2="1.844cm">
          <text:p/>
        </draw:line>
        <draw:polygon draw:style-name="gr2" draw:text-style-name="P2" draw:layer="layout" svg:width="0.003cm" svg:height="0.003cm" svg:x="11.112cm" svg:y="1.856cm" svg:viewBox="0 0 4 4" draw:points="0,4 4,4 4,0 0,0">
          <text:p/>
        </draw:polygon>
        <draw:polyline draw:style-name="gr3" draw:text-style-name="P1" draw:layer="layout" svg:width="0cm" svg:height="0cm" svg:x="11.11cm" svg:y="1.855cm" svg:viewBox="0 0 0 0" draw:points="0,0">
          <text:p/>
        </draw:polyline>
        <draw:polygon draw:style-name="gr2" draw:text-style-name="P2" draw:layer="layout" svg:width="0.003cm" svg:height="0.003cm" svg:x="11.112cm" svg:y="1.856cm" svg:viewBox="0 0 4 4" draw:points="0,4 4,4 4,0 0,0">
          <text:p/>
        </draw:polygon>
        <draw:polygon draw:style-name="gr2" draw:text-style-name="P2" draw:layer="layout" svg:width="0.003cm" svg:height="0.003cm" svg:x="11.112cm" svg:y="1.118cm" svg:viewBox="0 0 4 4" draw:points="0,4 4,4 4,0 0,0">
          <text:p/>
        </draw:polygon>
        <draw:polyline draw:style-name="gr3" draw:text-style-name="P1" draw:layer="layout" svg:width="0cm" svg:height="0cm" svg:x="11.11cm" svg:y="1.116cm" svg:viewBox="0 0 0 0" draw:points="0,0">
          <text:p/>
        </draw:polyline>
        <draw:polygon draw:style-name="gr2" draw:text-style-name="P2" draw:layer="layout" svg:width="0.003cm" svg:height="0.003cm" svg:x="11.112cm" svg:y="1.118cm" svg:viewBox="0 0 4 4" draw:points="0,4 4,4 4,0 0,0">
          <text:p/>
        </draw:polygon>
        <draw:polygon draw:style-name="gr2" draw:text-style-name="P2" draw:layer="layout" svg:width="0.003cm" svg:height="0.001cm" svg:x="11.112cm" svg:y="1.096cm" svg:viewBox="0 0 4 2" draw:points="0,2 4,2 4,0 0,0">
          <text:p/>
        </draw:polygon>
        <draw:polygon draw:style-name="gr2" draw:text-style-name="P2" draw:layer="layout" svg:width="0.003cm" svg:height="0.003cm" svg:x="11.112cm" svg:y="4.114cm" svg:viewBox="0 0 4 4" draw:points="0,4 4,4 4,0 0,0">
          <text:p/>
        </draw:polygon>
        <draw:polygon draw:style-name="gr2" draw:text-style-name="P2" draw:layer="layout" svg:width="0.003cm" svg:height="0.001cm" svg:x="11.112cm" svg:y="1.096cm" svg:viewBox="0 0 4 2" draw:points="0,2 4,2 4,0 0,0">
          <text:p/>
        </draw:polygon>
        <draw:polygon draw:style-name="gr2" draw:text-style-name="P2" draw:layer="layout" svg:width="0.003cm" svg:height="0.001cm" svg:x="1.69cm" svg:y="1.096cm" svg:viewBox="0 0 4 2" draw:points="0,2 4,2 4,0 0,0">
          <text:p/>
        </draw:polygon>
        <draw:polygon draw:style-name="gr2" draw:text-style-name="P2" draw:layer="layout" svg:width="0.003cm" svg:height="0.003cm" svg:x="11.112cm" svg:y="4.114cm" svg:viewBox="0 0 4 4" draw:points="0,4 4,4 4,0 0,0">
          <text:p/>
        </draw:polygon>
        <draw:polygon draw:style-name="gr2" draw:text-style-name="P2" draw:layer="layout" svg:width="0.003cm" svg:height="0.001cm" svg:x="1.69cm" svg:y="1.096cm" svg:viewBox="0 0 4 2" draw:points="0,2 4,2 4,0 0,0">
          <text:p/>
        </draw:polygon>
        <draw:line draw:style-name="gr3" draw:text-style-name="P1" draw:layer="layout" svg:x1="1.69cm" svg:y1="4.112cm" svg:x2="1.69cm" svg:y2="4.005cm">
          <text:p/>
        </draw:line>
        <draw:polygon draw:style-name="gr2" draw:text-style-name="P2" draw:layer="layout" svg:width="0.003cm" svg:height="0.001cm" svg:x="1.69cm" svg:y="4.005cm" svg:viewBox="0 0 4 2" draw:points="0,2 4,2 4,0 0,0">
          <text:p/>
        </draw:polygon>
        <draw:line draw:style-name="gr3" draw:text-style-name="P1" draw:layer="layout" svg:x1="1.69cm" svg:y1="1.116cm" svg:x2="1.69cm" svg:y2="1.203cm">
          <text:p/>
        </draw:line>
        <draw:polygon draw:style-name="gr2" draw:text-style-name="P2" draw:layer="layout" svg:width="0.003cm" svg:height="0.003cm" svg:x="1.69cm" svg:y="1.205cm" svg:viewBox="0 0 4 4" draw:points="0,4 4,4 4,0 0,0">
          <text:p/>
        </draw:polygon>
        <draw:line draw:style-name="gr3" draw:text-style-name="P1" draw:layer="layout" svg:x1="2.623cm" svg:y1="4.112cm" svg:x2="2.623cm" svg:y2="4.005cm">
          <text:p/>
        </draw:line>
        <draw:polygon draw:style-name="gr2" draw:text-style-name="P2" draw:layer="layout" svg:width="0.001cm" svg:height="0.001cm" svg:x="2.625cm" svg:y="4.005cm" svg:viewBox="0 0 2 2" draw:points="0,2 2,2 2,0 0,0">
          <text:p/>
        </draw:polygon>
        <draw:line draw:style-name="gr3" draw:text-style-name="P1" draw:layer="layout" svg:x1="2.623cm" svg:y1="1.116cm" svg:x2="2.623cm" svg:y2="1.203cm">
          <text:p/>
        </draw:line>
        <draw:polygon draw:style-name="gr2" draw:text-style-name="P2" draw:layer="layout" svg:width="0.001cm" svg:height="0.003cm" svg:x="2.625cm" svg:y="1.205cm" svg:viewBox="0 0 2 4" draw:points="0,4 2,4 2,0 0,0">
          <text:p/>
        </draw:polygon>
        <draw:frame draw:style-name="gr5" draw:text-style-name="P4" draw:layer="layout" svg:width="0.281cm" svg:height="0.319cm" svg:x="1.627cm" svg:y="4.175cm">
          <draw:text-box>
            <text:p text:style-name="P3"><text:span text:style-name="T1">0</text:span></text:p>
          </draw:text-box>
        </draw:frame>
        <draw:line draw:style-name="gr3" draw:text-style-name="P1" draw:layer="layout" svg:x1="3.557cm" svg:y1="4.112cm" svg:x2="3.557cm" svg:y2="4.005cm">
          <text:p/>
        </draw:line>
        <draw:polygon draw:style-name="gr2" draw:text-style-name="P2" draw:layer="layout" svg:width="0.003cm" svg:height="0.001cm" svg:x="3.557cm" svg:y="4.005cm" svg:viewBox="0 0 4 2" draw:points="0,2 4,2 4,0 0,0">
          <text:p/>
        </draw:polygon>
        <draw:line draw:style-name="gr3" draw:text-style-name="P1" draw:layer="layout" svg:x1="3.557cm" svg:y1="1.116cm" svg:x2="3.557cm" svg:y2="1.203cm">
          <text:p/>
        </draw:line>
        <draw:polygon draw:style-name="gr2" draw:text-style-name="P2" draw:layer="layout" svg:width="0.003cm" svg:height="0.003cm" svg:x="3.557cm" svg:y="1.205cm" svg:viewBox="0 0 4 4" draw:points="0,4 4,4 4,0 0,0">
          <text:p/>
        </draw:polygon>
        <draw:frame draw:style-name="gr5" draw:text-style-name="P4" draw:layer="layout" svg:width="0.396cm" svg:height="0.319cm" svg:x="2.431cm" svg:y="4.175cm">
          <draw:text-box>
            <text:p text:style-name="P3"><text:span text:style-name="T1">0.2</text:span></text:p>
          </draw:text-box>
        </draw:frame>
        <draw:line draw:style-name="gr3" draw:text-style-name="P1" draw:layer="layout" svg:x1="4.512cm" svg:y1="4.112cm" svg:x2="4.512cm" svg:y2="4.005cm">
          <text:p/>
        </draw:line>
        <draw:polygon draw:style-name="gr2" draw:text-style-name="P2" draw:layer="layout" svg:width="0.003cm" svg:height="0.001cm" svg:x="4.512cm" svg:y="4.005cm" svg:viewBox="0 0 4 2" draw:points="0,2 4,2 4,0 0,0">
          <text:p/>
        </draw:polygon>
        <draw:line draw:style-name="gr3" draw:text-style-name="P1" draw:layer="layout" svg:x1="4.512cm" svg:y1="1.116cm" svg:x2="4.512cm" svg:y2="1.203cm">
          <text:p/>
        </draw:line>
        <draw:polygon draw:style-name="gr2" draw:text-style-name="P2" draw:layer="layout" svg:width="0.003cm" svg:height="0.003cm" svg:x="4.512cm" svg:y="1.205cm" svg:viewBox="0 0 4 4" draw:points="0,4 4,4 4,0 0,0">
          <text:p/>
        </draw:polygon>
        <draw:frame draw:style-name="gr5" draw:text-style-name="P4" draw:layer="layout" svg:width="0.396cm" svg:height="0.319cm" svg:x="3.365cm" svg:y="4.175cm">
          <draw:text-box>
            <text:p text:style-name="P3"><text:span text:style-name="T1">0.4</text:span></text:p>
          </draw:text-box>
        </draw:frame>
        <draw:line draw:style-name="gr3" draw:text-style-name="P1" draw:layer="layout" svg:x1="5.445cm" svg:y1="4.112cm" svg:x2="5.445cm" svg:y2="4.005cm">
          <text:p/>
        </draw:line>
        <draw:polygon draw:style-name="gr2" draw:text-style-name="P2" draw:layer="layout" svg:width="0.003cm" svg:height="0.001cm" svg:x="5.447cm" svg:y="4.005cm" svg:viewBox="0 0 4 2" draw:points="0,2 4,2 4,0 0,0">
          <text:p/>
        </draw:polygon>
        <draw:line draw:style-name="gr3" draw:text-style-name="P1" draw:layer="layout" svg:x1="5.445cm" svg:y1="1.116cm" svg:x2="5.445cm" svg:y2="1.203cm">
          <text:p/>
        </draw:line>
        <draw:polygon draw:style-name="gr2" draw:text-style-name="P2" draw:layer="layout" svg:width="0.003cm" svg:height="0.003cm" svg:x="5.447cm" svg:y="1.205cm" svg:viewBox="0 0 4 4" draw:points="0,4 4,4 4,0 0,0">
          <text:p/>
        </draw:polygon>
        <draw:frame draw:style-name="gr5" draw:text-style-name="P4" draw:layer="layout" svg:width="0.396cm" svg:height="0.319cm" svg:x="4.32cm" svg:y="4.175cm">
          <draw:text-box>
            <text:p text:style-name="P3"><text:span text:style-name="T1">0.6</text:span></text:p>
          </draw:text-box>
        </draw:frame>
        <draw:line draw:style-name="gr3" draw:text-style-name="P1" draw:layer="layout" svg:x1="6.4cm" svg:y1="4.112cm" svg:x2="6.4cm" svg:y2="4.005cm">
          <text:p/>
        </draw:line>
        <draw:polygon draw:style-name="gr2" draw:text-style-name="P2" draw:layer="layout" svg:width="0.003cm" svg:height="0.001cm" svg:x="6.402cm" svg:y="4.005cm" svg:viewBox="0 0 4 2" draw:points="0,2 4,2 4,0 0,0">
          <text:p/>
        </draw:polygon>
        <draw:line draw:style-name="gr3" draw:text-style-name="P1" draw:layer="layout" svg:x1="6.4cm" svg:y1="1.116cm" svg:x2="6.4cm" svg:y2="1.203cm">
          <text:p/>
        </draw:line>
        <draw:polygon draw:style-name="gr2" draw:text-style-name="P2" draw:layer="layout" svg:width="0.003cm" svg:height="0.003cm" svg:x="6.402cm" svg:y="1.205cm" svg:viewBox="0 0 4 4" draw:points="0,4 4,4 4,0 0,0">
          <text:p/>
        </draw:polygon>
        <draw:frame draw:style-name="gr5" draw:text-style-name="P4" draw:layer="layout" svg:width="0.396cm" svg:height="0.319cm" svg:x="5.253cm" svg:y="4.175cm">
          <draw:text-box>
            <text:p text:style-name="P3"><text:span text:style-name="T1">0.8</text:span></text:p>
          </draw:text-box>
        </draw:frame>
        <draw:line draw:style-name="gr3" draw:text-style-name="P1" draw:layer="layout" svg:x1="7.333cm" svg:y1="4.112cm" svg:x2="7.333cm" svg:y2="4.005cm">
          <text:p/>
        </draw:line>
        <draw:polygon draw:style-name="gr2" draw:text-style-name="P2" draw:layer="layout" svg:width="0.001cm" svg:height="0.001cm" svg:x="7.335cm" svg:y="4.005cm" svg:viewBox="0 0 2 2" draw:points="0,2 2,2 2,0 0,0">
          <text:p/>
        </draw:polygon>
        <draw:line draw:style-name="gr3" draw:text-style-name="P1" draw:layer="layout" svg:x1="7.333cm" svg:y1="1.116cm" svg:x2="7.333cm" svg:y2="1.203cm">
          <text:p/>
        </draw:line>
        <draw:polygon draw:style-name="gr2" draw:text-style-name="P2" draw:layer="layout" svg:width="0.001cm" svg:height="0.003cm" svg:x="7.335cm" svg:y="1.205cm" svg:viewBox="0 0 2 4" draw:points="0,4 2,4 2,0 0,0">
          <text:p/>
        </draw:polygon>
        <draw:frame draw:style-name="gr5" draw:text-style-name="P4" draw:layer="layout" svg:width="0.281cm" svg:height="0.319cm" svg:x="6.337cm" svg:y="4.175cm">
          <draw:text-box>
            <text:p text:style-name="P3"><text:span text:style-name="T1">1</text:span></text:p>
          </draw:text-box>
        </draw:frame>
        <draw:line draw:style-name="gr3" draw:text-style-name="P1" draw:layer="layout" svg:x1="8.267cm" svg:y1="4.112cm" svg:x2="8.267cm" svg:y2="4.005cm">
          <text:p/>
        </draw:line>
        <draw:polygon draw:style-name="gr2" draw:text-style-name="P2" draw:layer="layout" svg:width="0.003cm" svg:height="0.001cm" svg:x="8.267cm" svg:y="4.005cm" svg:viewBox="0 0 4 2" draw:points="0,2 4,2 4,0 0,0">
          <text:p/>
        </draw:polygon>
        <draw:line draw:style-name="gr3" draw:text-style-name="P1" draw:layer="layout" svg:x1="8.267cm" svg:y1="1.116cm" svg:x2="8.267cm" svg:y2="1.203cm">
          <text:p/>
        </draw:line>
        <draw:polygon draw:style-name="gr2" draw:text-style-name="P2" draw:layer="layout" svg:width="0.003cm" svg:height="0.003cm" svg:x="8.267cm" svg:y="1.205cm" svg:viewBox="0 0 4 4" draw:points="0,4 4,4 4,0 0,0">
          <text:p/>
        </draw:polygon>
        <draw:frame draw:style-name="gr5" draw:text-style-name="P4" draw:layer="layout" svg:width="0.396cm" svg:height="0.319cm" svg:x="7.141cm" svg:y="4.175cm">
          <draw:text-box>
            <text:p text:style-name="P3"><text:span text:style-name="T1">1.2</text:span></text:p>
          </draw:text-box>
        </draw:frame>
        <draw:line draw:style-name="gr3" draw:text-style-name="P1" draw:layer="layout" svg:x1="9.222cm" svg:y1="4.112cm" svg:x2="9.222cm" svg:y2="4.005cm">
          <text:p/>
        </draw:line>
        <draw:polygon draw:style-name="gr2" draw:text-style-name="P2" draw:layer="layout" svg:width="0.003cm" svg:height="0.001cm" svg:x="9.222cm" svg:y="4.005cm" svg:viewBox="0 0 4 2" draw:points="0,2 4,2 4,0 0,0">
          <text:p/>
        </draw:polygon>
        <draw:line draw:style-name="gr3" draw:text-style-name="P1" draw:layer="layout" svg:x1="9.222cm" svg:y1="1.116cm" svg:x2="9.222cm" svg:y2="1.203cm">
          <text:p/>
        </draw:line>
        <draw:polygon draw:style-name="gr2" draw:text-style-name="P2" draw:layer="layout" svg:width="0.003cm" svg:height="0.003cm" svg:x="9.222cm" svg:y="1.205cm" svg:viewBox="0 0 4 4" draw:points="0,4 4,4 4,0 0,0">
          <text:p/>
        </draw:polygon>
        <draw:frame draw:style-name="gr5" draw:text-style-name="P4" draw:layer="layout" svg:width="0.396cm" svg:height="0.319cm" svg:x="8.075cm" svg:y="4.175cm">
          <draw:text-box>
            <text:p text:style-name="P3"><text:span text:style-name="T1">1.4</text:span></text:p>
          </draw:text-box>
        </draw:frame>
        <draw:line draw:style-name="gr3" draw:text-style-name="P1" draw:layer="layout" svg:x1="10.155cm" svg:y1="4.112cm" svg:x2="10.155cm" svg:y2="4.005cm">
          <text:p/>
        </draw:line>
        <draw:polygon draw:style-name="gr2" draw:text-style-name="P2" draw:layer="layout" svg:width="0.003cm" svg:height="0.001cm" svg:x="10.157cm" svg:y="4.005cm" svg:viewBox="0 0 4 2" draw:points="0,2 4,2 4,0 0,0">
          <text:p/>
        </draw:polygon>
        <draw:line draw:style-name="gr3" draw:text-style-name="P1" draw:layer="layout" svg:x1="10.155cm" svg:y1="1.116cm" svg:x2="10.155cm" svg:y2="1.203cm">
          <text:p/>
        </draw:line>
        <draw:polygon draw:style-name="gr2" draw:text-style-name="P2" draw:layer="layout" svg:width="0.003cm" svg:height="0.003cm" svg:x="10.157cm" svg:y="1.205cm" svg:viewBox="0 0 4 4" draw:points="0,4 4,4 4,0 0,0">
          <text:p/>
        </draw:polygon>
        <draw:frame draw:style-name="gr5" draw:text-style-name="P4" draw:layer="layout" svg:width="0.396cm" svg:height="0.319cm" svg:x="9.03cm" svg:y="4.175cm">
          <draw:text-box>
            <text:p text:style-name="P3"><text:span text:style-name="T1">1.6</text:span></text:p>
          </draw:text-box>
        </draw:frame>
        <draw:line draw:style-name="gr3" draw:text-style-name="P1" draw:layer="layout" svg:x1="11.11cm" svg:y1="4.112cm" svg:x2="11.11cm" svg:y2="4.005cm">
          <text:p/>
        </draw:line>
        <draw:polygon draw:style-name="gr2" draw:text-style-name="P2" draw:layer="layout" svg:width="0.003cm" svg:height="0.001cm" svg:x="11.112cm" svg:y="4.005cm" svg:viewBox="0 0 4 2" draw:points="0,2 4,2 4,0 0,0">
          <text:p/>
        </draw:polygon>
        <draw:line draw:style-name="gr3" draw:text-style-name="P1" draw:layer="layout" svg:x1="11.11cm" svg:y1="1.116cm" svg:x2="11.11cm" svg:y2="1.203cm">
          <text:p/>
        </draw:line>
        <draw:polygon draw:style-name="gr2" draw:text-style-name="P2" draw:layer="layout" svg:width="0.003cm" svg:height="0.003cm" svg:x="11.112cm" svg:y="1.205cm" svg:viewBox="0 0 4 4" draw:points="0,4 4,4 4,0 0,0">
          <text:p/>
        </draw:polygon>
        <draw:frame draw:style-name="gr5" draw:text-style-name="P4" draw:layer="layout" svg:width="0.396cm" svg:height="0.319cm" svg:x="9.963cm" svg:y="4.175cm">
          <draw:text-box>
            <text:p text:style-name="P3"><text:span text:style-name="T1">1.8</text:span></text:p>
          </draw:text-box>
        </draw:frame>
        <draw:line draw:style-name="gr3" draw:text-style-name="P1" draw:layer="layout" svg:x1="1.69cm" svg:y1="4.112cm" svg:x2="1.777cm" svg:y2="4.112cm">
          <text:p/>
        </draw:line>
        <draw:polygon draw:style-name="gr2" draw:text-style-name="P2" draw:layer="layout" svg:width="0.003cm" svg:height="0.003cm" svg:x="1.777cm" svg:y="4.114cm" svg:viewBox="0 0 4 4" draw:points="0,4 4,4 4,0 0,0">
          <text:p/>
        </draw:polygon>
        <draw:line draw:style-name="gr3" draw:text-style-name="P1" draw:layer="layout" svg:x1="11.11cm" svg:y1="4.112cm" svg:x2="11.003cm" svg:y2="4.112cm">
          <text:p/>
        </draw:line>
        <draw:polygon draw:style-name="gr2" draw:text-style-name="P2" draw:layer="layout" svg:width="0.001cm" svg:height="0.003cm" svg:x="11.003cm" svg:y="4.114cm" svg:viewBox="0 0 2 4" draw:points="0,4 2,4 2,0 0,0">
          <text:p/>
        </draw:polygon>
        <draw:frame draw:style-name="gr5" draw:text-style-name="P4" draw:layer="layout" svg:width="0.281cm" svg:height="0.319cm" svg:x="11.047cm" svg:y="4.175cm">
          <draw:text-box>
            <text:p text:style-name="P3"><text:span text:style-name="T1">2</text:span></text:p>
          </draw:text-box>
        </draw:frame>
        <draw:frame draw:style-name="gr5" draw:text-style-name="P4" draw:layer="layout" svg:width="0.281cm" svg:height="0.349cm" svg:x="1.298cm" svg:y="3.909cm">
          <draw:text-box>
            <text:p text:style-name="P3"><text:span text:style-name="T2">−</text:span></text:p>
          </draw:text-box>
        </draw:frame>
        <draw:line draw:style-name="gr3" draw:text-style-name="P1" draw:layer="layout" svg:x1="1.69cm" svg:y1="3.353cm" svg:x2="1.777cm" svg:y2="3.353cm">
          <text:p/>
        </draw:line>
        <draw:polygon draw:style-name="gr2" draw:text-style-name="P2" draw:layer="layout" svg:width="0.003cm" svg:height="0.003cm" svg:x="1.777cm" svg:y="3.353cm" svg:viewBox="0 0 4 4" draw:points="0,4 4,4 4,0 0,0">
          <text:p/>
        </draw:polygon>
        <draw:line draw:style-name="gr3" draw:text-style-name="P1" draw:layer="layout" svg:x1="11.11cm" svg:y1="3.353cm" svg:x2="11.003cm" svg:y2="3.353cm">
          <text:p/>
        </draw:line>
        <draw:polygon draw:style-name="gr2" draw:text-style-name="P2" draw:layer="layout" svg:width="0.001cm" svg:height="0.003cm" svg:x="11.003cm" svg:y="3.353cm" svg:viewBox="0 0 2 4" draw:points="0,4 2,4 2,0 0,0">
          <text:p/>
        </draw:polygon>
        <draw:frame draw:style-name="gr5" draw:text-style-name="P4" draw:layer="layout" svg:width="0.281cm" svg:height="0.319cm" svg:x="1.453cm" svg:y="3.937cm">
          <draw:text-box>
            <text:p text:style-name="P3"><text:span text:style-name="T1">2</text:span></text:p>
          </draw:text-box>
        </draw:frame>
        <draw:frame draw:style-name="gr5" draw:text-style-name="P4" draw:layer="layout" svg:width="0.281cm" svg:height="0.349cm" svg:x="1.298cm" svg:y="3.149cm">
          <draw:text-box>
            <text:p text:style-name="P3"><text:span text:style-name="T2">−</text:span></text:p>
          </draw:text-box>
        </draw:frame>
        <draw:line draw:style-name="gr3" draw:text-style-name="P1" draw:layer="layout" svg:x1="1.69cm" svg:y1="2.615cm" svg:x2="1.777cm" svg:y2="2.615cm">
          <text:p/>
        </draw:line>
        <draw:polygon draw:style-name="gr2" draw:text-style-name="P2" draw:layer="layout" svg:width="0.003cm" svg:height="0.003cm" svg:x="1.777cm" svg:y="2.615cm" svg:viewBox="0 0 4 4" draw:points="0,4 4,4 4,0 0,0">
          <text:p/>
        </draw:polygon>
        <draw:line draw:style-name="gr3" draw:text-style-name="P1" draw:layer="layout" svg:x1="11.11cm" svg:y1="2.615cm" svg:x2="11.003cm" svg:y2="2.615cm">
          <text:p/>
        </draw:line>
        <draw:polygon draw:style-name="gr2" draw:text-style-name="P2" draw:layer="layout" svg:width="0.001cm" svg:height="0.003cm" svg:x="11.003cm" svg:y="2.615cm" svg:viewBox="0 0 2 4" draw:points="0,4 2,4 2,0 0,0">
          <text:p/>
        </draw:polygon>
        <draw:frame draw:style-name="gr5" draw:text-style-name="P4" draw:layer="layout" svg:width="0.281cm" svg:height="0.319cm" svg:x="1.453cm" svg:y="3.177cm">
          <draw:text-box>
            <text:p text:style-name="P3"><text:span text:style-name="T1">1</text:span></text:p>
          </draw:text-box>
        </draw:frame>
        <draw:line draw:style-name="gr3" draw:text-style-name="P1" draw:layer="layout" svg:x1="1.69cm" svg:y1="1.855cm" svg:x2="1.777cm" svg:y2="1.855cm">
          <text:p/>
        </draw:line>
        <draw:polygon draw:style-name="gr2" draw:text-style-name="P2" draw:layer="layout" svg:width="0.003cm" svg:height="0.003cm" svg:x="1.777cm" svg:y="1.856cm" svg:viewBox="0 0 4 4" draw:points="0,4 4,4 4,0 0,0">
          <text:p/>
        </draw:polygon>
        <draw:line draw:style-name="gr3" draw:text-style-name="P1" draw:layer="layout" svg:x1="11.11cm" svg:y1="1.855cm" svg:x2="11.003cm" svg:y2="1.855cm">
          <text:p/>
        </draw:line>
        <draw:polygon draw:style-name="gr2" draw:text-style-name="P2" draw:layer="layout" svg:width="0.001cm" svg:height="0.003cm" svg:x="11.003cm" svg:y="1.856cm" svg:viewBox="0 0 2 4" draw:points="0,4 2,4 2,0 0,0">
          <text:p/>
        </draw:polygon>
        <draw:frame draw:style-name="gr5" draw:text-style-name="P4" draw:layer="layout" svg:width="0.281cm" svg:height="0.319cm" svg:x="1.453cm" svg:y="2.439cm">
          <draw:text-box>
            <text:p text:style-name="P3"><text:span text:style-name="T1">0</text:span></text:p>
          </draw:text-box>
        </draw:frame>
        <draw:frame draw:style-name="gr5" draw:text-style-name="P4" draw:layer="layout" svg:width="0.281cm" svg:height="0.319cm" svg:x="1.453cm" svg:y="1.68cm">
          <draw:text-box>
            <text:p text:style-name="P3"><text:span text:style-name="T1">1</text:span></text:p>
          </draw:text-box>
        </draw:frame>
        <draw:frame draw:style-name="gr5" draw:text-style-name="P4" draw:layer="layout" svg:width="0.281cm" svg:height="0.319cm" svg:x="1.453cm" svg:y="0.941cm">
          <draw:text-box>
            <text:p text:style-name="P3"><text:span text:style-name="T1">2</text:span></text:p>
          </draw:text-box>
        </draw:frame>
        <draw:frame draw:style-name="gr5" draw:text-style-name="P6" draw:layer="layout" svg:width="0.281cm" svg:height="0.314cm" svg:x="1.727cm" svg:y="0.739cm">
          <draw:text-box>
            <text:p text:style-name="P5"><text:span text:style-name="T3">×</text:span></text:p>
          </draw:text-box>
        </draw:frame>
        <draw:frame draw:style-name="gr5" draw:text-style-name="P4" draw:layer="layout" svg:width="0.395cm" svg:height="0.319cm" svg:x="1.846cm" svg:y="0.704cm">
          <draw:text-box>
            <text:p text:style-name="P3"><text:span text:style-name="T1"><text:s/></text:span><text:span text:style-name="T1">10</text:span></text:p>
          </draw:text-box>
        </draw:frame>
        <draw:frame draw:style-name="gr6" draw:text-style-name="P7" draw:layer="layout" svg:width="0.211cm" svg:height="0.239cm" svg:x="2.238cm" svg:y="0.66cm">
          <draw:text-box>
            <text:p text:style-name="P3"><text:span text:style-name="T4">4</text:span></text:p>
          </draw:text-box>
        </draw:frame>
        <draw:frame draw:style-name="gr5" draw:text-style-name="P6" draw:layer="layout" svg:width="0.281cm" svg:height="0.314cm" svg:x="10.548cm" svg:y="4.62cm">
          <draw:text-box>
            <text:p text:style-name="P5"><text:span text:style-name="T3">×</text:span></text:p>
          </draw:text-box>
        </draw:frame>
        <draw:frame draw:style-name="gr5" draw:text-style-name="P4" draw:layer="layout" svg:width="0.395cm" svg:height="0.319cm" svg:x="10.616cm" svg:y="4.587cm">
          <draw:text-box>
            <text:p text:style-name="P3"><text:span text:style-name="T1"><text:s/></text:span><text:span text:style-name="T1">10</text:span></text:p>
          </draw:text-box>
        </draw:frame>
        <draw:polygon draw:style-name="gr2" draw:text-style-name="P2" draw:layer="layout" svg:width="0.003cm" svg:height="0.001cm" svg:x="11.112cm" svg:y="1.096cm" svg:viewBox="0 0 4 2" draw:points="0,2 4,2 4,0 0,0">
          <text:p/>
        </draw:polygon>
        <draw:polygon draw:style-name="gr2" draw:text-style-name="P2" draw:layer="layout" svg:width="0.003cm" svg:height="0.003cm" svg:x="11.112cm" svg:y="4.114cm" svg:viewBox="0 0 4 4" draw:points="0,4 4,4 4,0 0,0">
          <text:p/>
        </draw:polygon>
        <draw:polygon draw:style-name="gr2" draw:text-style-name="P2" draw:layer="layout" svg:width="0.003cm" svg:height="0.001cm" svg:x="11.112cm" svg:y="1.096cm" svg:viewBox="0 0 4 2" draw:points="0,2 4,2 4,0 0,0">
          <text:p/>
        </draw:polygon>
        <draw:polygon draw:style-name="gr2" draw:text-style-name="P2" draw:layer="layout" svg:width="0.003cm" svg:height="0.001cm" svg:x="1.69cm" svg:y="1.096cm" svg:viewBox="0 0 4 2" draw:points="0,2 4,2 4,0 0,0">
          <text:p/>
        </draw:polygon>
        <draw:polyline draw:style-name="gr1" draw:text-style-name="P1" draw:layer="layout" svg:width="9.42cm" svg:height="2.583cm" svg:x="1.69cm" svg:y="1.443cm" svg:viewBox="0 0 9421 2584" draw:points="0,1172 21,1150 21,1172 21,1150 44,1172 44,1150 65,1172 65,1150 65,1172 131,1172 151,1150 151,1172 174,1150 174,1172 195,1150 195,1172 261,1172 282,1150 282,1172 282,1150 304,1150 325,1172 325,1150 325,1172 348,1172 368,1150 368,1172 368,1150 391,1172 391,1150 391,1172 412,1150 412,1172 434,1150 434,1172 455,1150 455,1172 455,1150 478,1172 478,1150 478,1172 499,1172 521,1150 521,1172 542,1150 542,1172 542,1150 565,1172 565,1150 565,1172 586,1172 608,1150 608,1172 608,1150 629,1172 629,1150 629,1172 672,1172 652,1172 672,1172 695,1150 695,1172 695,1150 716,1172 716,1150 716,1172 738,1150 738,1172 759,1172 782,1150 782,1172 782,1150 803,1172 803,1150 803,1172 825,1172 846,1150 869,1172 955,1172 976,1150 976,1172 976,1150 999,1172 999,1150 999,1172 1020,1150 1020,1172 1020,1150 1107,1150 1129,1172 1129,1150 1129,1172 1150,1150 1150,1172 1150,1150 1173,1172 1173,1150 1173,1172 1193,1172 1216,1150 1237,1150 1259,1172 1259,1150 1259,1172 1303,1172 1280,1172 1433,1172 1410,1172 1433,1150 1454,1172 1454,1150 1454,1172 1477,1150 1477,1172 1520,1172 1541,1150 1584,1150 1584,1193 1584,1150 1607,1129 1607,1085 1607,1193 1628,1172 1628,1193 1628,1063 1628,1172 1650,1193 1650,1042 1650,1216 1671,1193 1671,1237 1671,1106 1671,1150 1694,1129 1694,1303 1694,999 1694,1237 1714,1172 1714,1280 1714,933 1714,1042 1737,976 1737,1367 1737,825 1737,846 1758,889 1758,1584 1758,1172 1780,1259 1780,1433 1780,759 1780,1237 1801,1280 1801,1454 1801,651 1801,1433 1824,1497 1824,889 1824,1216 1845,1193 1845,1454 1845,651 1845,1367 1867,1323 1867,1454 1867,695 1867,1259 1888,1237 1888,1389 1888,955 1888,1150 1911,1085 1911,1410 1911,759 1911,1259 1932,1237 1932,1367 1932,825 1932,1150 1954,1085 1954,1323 1954,1019 1954,1129 1975,1106 1975,1367 1975,868 1975,1237 1998,1323 1998,912 1998,1237 2018,1216 2018,1346 2018,1042 2018,1150 2041,1106 2041,1346 2041,868 2041,1323 2062,1303 2062,1346 2062,846 2062,1259 2084,1193 2084,1346 2084,1019 2084,1172 2105,1150 2105,1410 2105,825 2105,1280 2128,1303 2128,1346 2128,868 2128,1259 2149,1237 2149,1303 2149,999 2149,1172 2171,1150 2171,1280 2171,955 2171,1172 2192,1193 2192,1237 2192,976 2192,1150 2215,1129 2215,1280 2215,1085 2215,1150 2235,1129 2235,1259 2235,933 2235,1106 2258,1085 2258,1280 2258,976 2279,955 2279,1280 2279,933 2279,1237 2301,1216 2301,1323 2301,912 2301,1216 2322,1172 2322,1280 2322,1063 2322,1172 2345,1193 2345,1367 2345,868 2345,1259 2366,1237 2366,846 2366,1389 2388,1367 2388,999 2388,1237 2409,1216 2409,1346 2409,825 2409,1259 2432,1237 2432,455 2432,1520 2453,1627 2453,1780 2453,629 2453,1323 2475,1410 2475,1931 2475,325 2475,1259 2496,1042 2496,1627 2496,695 2519,412 2519,2105 2519,281 2519,955 2539,1193 2539,2105 2539,434 2539,1563 2562,1671 2562,498 2562,1237 2583,1085 2583,2171 2583,325 2583,912 2605,933 2605,2366 2605,217 2605,1476 2626,1541 2626,1758 2626,368 2626,1259 2649,1063 2649,2432 2649,195 2649,955 2670,999 2670,2410 2670,108 2670,1541 2692,1650 2692,1867 2692,304 2692,1172 2713,782 2713,2584 2713,108 2713,1019 2736,1193 2736,2540 2736,43 2736,1758 2756,1563 2756,1824 2756,0 2779,261 2779,2540 2779,174 2779,1541 2800,1454 2800,2432 2800,64 2800,195 2822,347 2822,2366 2822,21 2822,2018 2843,1367 2843,1844 2843,238 2843,1193 2866,1216 2866,2302 2866,151 2866,1323 2887,1259 2887,2279 2887,130 2887,1085 2909,1193 2909,1888 2909,391 2909,1150 2930,846 2930,1975 2930,347 2930,1237 2953,1367 2953,1931 2953,521 2953,1019 2974,825 2974,1714 2974,629 2974,1454 2996,1693 2996,912 2996,1216 3017,1193 3017,1323 3017,868 3017,1216 3040,1193 3040,1259 3040,955 3040,1172 3060,1150 3060,1259 3060,1085 3060,1150 3083,1129 3083,1216 3083,1063 3083,1193 3104,1172 3104,1216 3104,1129 3104,1172 3126,1193 3126,1150 3147,1172 3147,1193 3147,1150 3147,1172 3170,1193 3170,1129 3170,1172 3191,1150 3191,1193 3191,1129 3191,1172 3213,1150 3213,1193 3213,1129 3213,1172 3234,1150 3234,1193 3234,1129 3234,1172 3257,1150 3257,1193 3257,1129 3257,1150 3278,1129 3278,1172 3278,1150 3300,1172 3300,1129 3300,1172 3321,1150 3321,1172 3321,1129 3321,1150 3344,1172 3344,1150 3344,1172 3364,1150 3364,1172 3364,1150 3387,1172 3387,1150 3387,1172 3408,1150 3408,1172 3451,1172 3474,1150 3495,1150 3517,1172 3517,1150 3538,1172 3538,1150 3561,1150 3581,1172 3604,1150 3647,1150 3647,1172 3647,1129 3647,1150 3668,1193 3668,1216 3668,1150 3691,1172 3691,1129 3712,1150 3712,1193 3712,933 3734,889 3734,1367 3734,1280 3755,1259 3755,1410 3755,889 3755,1303 3778,1280 3778,1346 3778,889 3778,1193 3799,1259 3799,1346 3799,1042 3799,1259 3821,1216 3821,1259 3821,999 3821,1129 3842,1193 3842,1216 3842,1150 3865,1129 3865,1172 3865,1106 3865,1172 3885,1150 3885,1172 3885,1129 3885,1150 3929,1150 3908,1150 3929,1172 3951,1150 3972,1172 3995,1150 4038,1150 4016,1150 4038,1172 4059,1150 4082,1172 4125,1172 4125,1216 4125,1129 4146,1106 4146,1193 4168,1172 4168,1237 4168,1063 4168,1129 4189,1150 4189,1237 4189,912 4189,999 4212,1063 4212,1346 4212,999 4212,1259 4233,1237 4233,1433 4233,825 4233,1216 4255,1280 4255,1367 4255,695 4255,782 4276,912 4276,1497 4276,782 4276,1216 4299,1129 4299,1584 4299,672 4299,1346 4320,1389 4320,1606 4320,868 4320,1042 4342,1019 4342,1563 4342,759 4342,1433 4363,1433 4363,1606 4363,738 4363,1019 4386,999 4386,1520 4386,933 4386,1193 4406,1150 4406,1606 4406,759 4406,1063 4429,1019 4429,1671 4429,759 4429,1497 4450,1303 4450,1541 4450,825 4450,1346 4472,1303 4472,1671 4472,782 4472,1237 4493,1085 4493,1520 4493,716 4493,1085 4516,1280 4516,1650 4516,846 4516,976 4537,1019 4537,1671 4537,695 4537,1280 4559,1410 4559,1497 4559,738 4580,672 4580,1627 4580,651 4580,1410 4603,1346 4603,1563 4603,695 4603,1019 4623,999 4623,1454 4623,912 4623,1237 4646,1150 4646,1520 4646,738 4646,1216 4667,1280 4667,1497 4667,759 4667,1129 4689,1150 4689,1410 4689,999 4689,1237 4710,1216 4710,1497 4710,802 4710,1237 4733,1280 4733,1433 4733,825 4733,1193 4754,1172 4754,1346 4754,976 4754,1193 4776,1172 4776,1410 4776,846 4776,1193 4797,1150 4797,1367 4797,868 4797,1172 4820,1106 4820,1259 4820,976 4820,1150 4841,1150 4841,1303 4841,889 4841,1150 4863,1129 4863,1280 4863,912 4863,1150 4884,1106 4884,1259 4884,1063 4884,1150 4905,1129 4905,1259 4905,999 4905,1193 4927,1172 4927,1216 4927,1063 4927,1193 4948,1172 4948,1193 4948,1150 4948,1172 4971,1150 4971,1172 4971,1129 4971,1172 5014,1129 4992,1129 5014,1172 5058,1172 5058,1193 5058,1129 5058,1172 5079,1193 5079,1150 5079,1172 5101,1193 5101,1303 5101,976 5101,1172 5122,1193 5122,1259 5122,889 5122,1150 5145,1172 5145,1410 5145,999 5145,1193 5165,1172 5165,1367 5165,846 5165,1280 5188,1259 5188,1367 5188,868 5188,1019 5209,1042 5209,1410 5209,955 5209,1303 5231,1259 5231,1367 5231,846 5231,1085 5252,1193 5252,1367 5252,976 5252,1150 5275,1106 5275,1323 5275,889 5275,1085 5296,1085 5296,1303 5296,976 5296,1237 5318,1216 5318,1085 5318,1172 5339,1150 5339,1106 5339,1172 5362,1150 5362,1193 5362,1106 5382,1129 5382,1172 5405,1193 5405,1085 5405,1172 5426,1150 5426,1193 5426,1172 5448,1150 5448,1172 5448,1085 5448,1172 5469,1193 5469,1085 5469,1150 5492,1172 5492,1193 5492,1150 5492,1193 5513,1172 5513,1085 5513,1172 5535,1193 5535,1085 5556,1106 5556,1193 5556,1172 5579,1193 5579,1085 5579,1150 5600,1172 5600,1193 5600,1150 5600,1172 5622,1150 5622,1085 5622,1172 5643,1193 5643,1085 5643,1150 5666,1172 5666,1193 5666,1150 5666,1172 5686,1150 5686,1172 5686,1085 5686,1172 5709,1193 5709,1129 5730,1106 5730,1193 5752,1172 5752,1106 5752,1150 5773,1172 5773,1193 5773,1150 5796,1129 5796,1172 5817,1150 5839,1172 5839,1150 5839,1172 5860,1150 5860,1172 5860,1150 5883,1172 5883,1150 5904,1172 5904,1150 5926,1172 5926,1193 5926,1129 5926,1172 5947,1150 5947,1172 5947,1129 5947,1150 5969,1172 5969,1193 5969,1129 5990,1172 5990,1216 5990,1106 5990,1172 6013,1172 6013,1216 6013,1085 6034,1172 6034,1193 6034,1106 6034,1129 6056,1172 6056,1216 6056,1106 6056,1172 6077,1150 6077,1216 6077,1129 6077,1172 6100,1193 6100,1106 6100,1150 6121,1172 6121,1193 6121,1129 6143,1150 6143,1193 6143,1129 6143,1172 6164,1150 6164,1193 6187,1172 6187,1129 6187,1172 6207,1193 6207,1259 6207,999 6207,1193 6230,1150 6230,1303 6230,846 6230,1172 6251,1193 6251,1433 6251,999 6251,1150 6273,1129 6273,1454 6273,825 6273,1129 6294,1106 6294,1497 6294,672 6294,868 6317,889 6317,1389 6317,1085 6338,1063 6338,1476 6338,672 6338,1303 6360,1237 6360,1410 6360,672 6360,1216 6381,1303 6381,1367 6381,1042 6381,1172 6404,1150 6404,1433 6404,651 6404,1259 6424,1216 6424,1367 6424,802 6424,1085 6447,1172 6447,1303 6447,1085 6447,1150 6468,1129 6468,1346 6468,825 6468,1303 6490,1280 6490,846 6490,1063 6511,1019 6511,1323 6511,1193 6534,1172 6534,1259 6534,868 6534,1129 6555,1150 6555,1280 6555,912 6555,1216 6577,1193 6577,1259 6577,1063 6577,1216 6598,1193 6598,1237 6598,933 6598,1172 6621,1150 6621,1303 6621,912 6621,1085 6642,1193 6642,1237 6642,1042 6642,1172 6664,1193 6664,1237 6664,933 6664,1216 6685,1193 6685,1237 6685,1106 6685,1129 6708,1106 6708,1237 6708,976 6708,1129 6728,1172 6728,1237 6728,999 6728,1172 6751,1150 6751,1216 6751,1106 6751,1193 6772,1216 6772,1019 6772,1216 6794,1193 6794,1237 6794,1106 6794,1129 6815,1106 6815,1216 6815,1042 6815,1150 6838,1193 6838,1216 6838,1042 6838,1172 6859,1150 6859,1216 6859,1129 6859,1172 6881,1193 6881,1042 6881,1172 6902,1193 6902,1216 6902,1129 6902,1172 6925,1150 6925,1193 6925,1063 6925,1150 6946,1129 6946,1216 6946,1085 6968,1106 6968,1193 6989,1216 6989,1085 6989,1172 7012,1150 7012,1193 7012,1129 7012,1172 7032,1193 7032,1085 7032,1150 7055,1172 7055,1193 7055,1129 7055,1193 7076,1172 7076,1193 7076,1085 7076,1172 7098,1150 7098,1193 7098,1129 7119,1106 7119,1193 7119,1085 7119,1150 7142,1172 7142,1193 7142,1085 7142,1129 7163,1150 7163,1193 7163,1172 7185,1193 7185,1106 7185,1150 7206,1172 7206,1150 7206,1172 7229,1150 7229,1129 7229,1172 7272,1172 7249,1172 7272,1129 7272,1172 7315,1172 7293,1172 7315,1129 7315,1172 7336,1150 7336,1172 7336,1150 7359,1129 7359,1172 7380,1150 7380,1172 7380,1129 7402,1150 7402,1172 7423,1150 7423,1129 7423,1150 7446,1172 7467,1150 7467,1129 7467,1150 7489,1172 7510,1150 7510,1129 7510,1172 7532,1172 7553,1150 7553,1129 7553,1172 7576,1172 7597,1150 7597,1129 7597,1172 7640,1129 7640,1172 7640,1150 7663,1172 7663,1193 7663,1150 7684,1172 7684,1193 7684,1150 7684,1172 7706,1150 7727,1172 7750,1150 7750,1172 7750,1150 7793,1150 7770,1150 7793,1150 7814,1172 7814,1150 7837,1172 7837,1150 7837,1172 7858,1150 7858,1172 7858,1150 7858,1172 7881,1150 7881,1172 7881,1150 7902,1172 7902,1150 7902,1172 7924,1150 7924,1172 7945,1150 7945,1172 7968,1150 7968,1172 7989,1150 7989,1172 7989,1150 8011,1172 8011,1150 8032,1172 8032,1150 8032,1172 8055,1150 8055,1172 8055,1150 8055,1172 8075,1150 8075,1172 8075,1150 8075,1172 8098,1150 8098,1172 8098,1150 8098,1172 8119,1150 8119,1172 8141,1150 8141,1172 8162,1150 8162,1172 8162,1150 8162,1172 8185,1150 8185,1172 8185,1150 8185,1172 8206,1150 8206,1172 8206,1150 8206,1172 8228,1150 8249,1172 8249,1150 8249,1172 8272,1150 8272,1172 8272,1150 8292,1172 8292,1150 8292,1172 8315,1150 8315,1172 8336,1150 8336,1172 8336,1150 8358,1172 8358,1150 8358,1172 8379,1150 8379,1172 8402,1150 8402,1172 8423,1150 8423,1172 8445,1150 8445,1172 8445,1150 8466,1172 8466,1150 8489,1172 8489,1150 8510,1172 8510,1150 8510,1172 8532,1150 8532,1172 8553,1150 8553,1172 8576,1150 8576,1172 8596,1150 8619,1172 8619,1150 8640,1172 8640,1150 8640,1172 8683,1172 8662,1172 8683,1150 8706,1172 8706,1150 8706,1172 8727,1150 8727,1172 8749,1150 8749,1172 8749,1150 8770,1172 8813,1172 8836,1150 8836,1172 8857,1150 8857,1172 8857,1150 8880,1172 8880,1150 8880,1172 8900,1150 8900,1172 8900,1150 8966,1150 8987,1172 8987,1150 8987,1172 9031,1172 9053,1150 9053,1172 9074,1172 9097,1150 9097,1172 9097,1150 9117,1150 9140,1172 9140,1150 9140,1172 9161,1150 9161,1172 9183,1150 9183,1172 9204,1150 9204,1172 9270,1172 9248,1172 9270,1150 9291,1172 9291,1150 9291,1172 9335,1172 9314,1172 9335,1172 9357,1150 9357,1172 9357,1150 9378,1172 9421,1172">
          <text:p/>
        </draw:polyline>
        <draw:frame draw:style-name="gr6" draw:text-style-name="P7" draw:layer="layout" svg:width="0.211cm" svg:height="0.239cm" svg:x="11.008cm" svg:y="4.544cm">
          <draw:text-box>
            <text:p text:style-name="P3"><text:span text:style-name="T4">4</text:span></text:p>
          </draw:text-box>
        </draw:frame>
        <draw:frame draw:style-name="gr5" draw:text-style-name="P4" draw:layer="layout" svg:width="2cm" svg:height="0.319cm" svg:x="5.377cm" svg:y="4.545cm">
          <draw:text-box>
            <text:p text:style-name="P3"><text:span text:style-name="T1">Sample number</text:span></text:p>
          </draw:text-box>
        </draw:frame>
        <draw:frame draw:style-name="gr5" draw:text-style-name="P4" draw:layer="layout" svg:width="2.271cm" svg:height="0.319cm" draw:transform="rotate (1.5707963267949) translate (0.871cm 3.734cm)">
          <draw:text-box>
            <text:p text:style-name="P3"><text:span text:style-name="T1">Speech amplitude</text:span></text:p>
          </draw:text-box>
        </draw:frame>
        <draw:polygon draw:style-name="gr1" draw:text-style-name="P1" draw:layer="layout" svg:width="9.42cm" svg:height="2.996cm" svg:x="1.69cm" svg:y="5.436cm" svg:viewBox="0 0 9421 2997" draw:points="0,2997 9421,2997 9421,0 0,0">
          <text:p/>
        </draw:polygon>
        <draw:polygon draw:style-name="gr2" draw:text-style-name="P2" draw:layer="layout" svg:width="0.003cm" svg:height="0.003cm" svg:x="1.69cm" svg:y="5.437cm" svg:viewBox="0 0 4 4" draw:points="0,4 4,4 4,0 0,0">
          <text:p/>
        </draw:polygon>
        <draw:polyline draw:style-name="gr3" draw:text-style-name="P1" draw:layer="layout" svg:width="0cm" svg:height="0cm" svg:x="1.69cm" svg:y="5.436cm" svg:viewBox="0 0 0 0" draw:points="0,0">
          <text:p/>
        </draw:polyline>
        <draw:polygon draw:style-name="gr2" draw:text-style-name="P2" draw:layer="layout" svg:width="0.003cm" svg:height="0.003cm" svg:x="1.69cm" svg:y="5.437cm" svg:viewBox="0 0 4 4" draw:points="0,4 4,4 4,0 0,0">
          <text:p/>
        </draw:polygon>
        <draw:line draw:style-name="gr4" draw:text-style-name="P1" draw:layer="layout" svg:x1="2.863cm" svg:y1="8.432cm" svg:x2="2.863cm" svg:y2="5.436cm">
          <text:p/>
        </draw:line>
        <draw:polygon draw:style-name="gr2" draw:text-style-name="P2" draw:layer="layout" svg:width="0.001cm" svg:height="0.003cm" svg:x="2.863cm" svg:y="5.437cm" svg:viewBox="0 0 2 4" draw:points="0,4 2,4 2,0 0,0">
          <text:p/>
        </draw:polygon>
        <draw:polyline draw:style-name="gr3" draw:text-style-name="P1" draw:layer="layout" svg:width="0cm" svg:height="0cm" svg:x="2.863cm" svg:y="5.436cm" svg:viewBox="0 0 0 0" draw:points="0,0">
          <text:p/>
        </draw:polyline>
        <draw:polygon draw:style-name="gr2" draw:text-style-name="P2" draw:layer="layout" svg:width="0.001cm" svg:height="0.003cm" svg:x="2.863cm" svg:y="5.437cm" svg:viewBox="0 0 2 4" draw:points="0,4 2,4 2,0 0,0">
          <text:p/>
        </draw:polygon>
        <draw:line draw:style-name="gr4" draw:text-style-name="P1" draw:layer="layout" svg:x1="4.035cm" svg:y1="8.432cm" svg:x2="4.035cm" svg:y2="5.436cm">
          <text:p/>
        </draw:line>
        <draw:polygon draw:style-name="gr2" draw:text-style-name="P2" draw:layer="layout" svg:width="0.003cm" svg:height="0.003cm" svg:x="4.035cm" svg:y="5.437cm" svg:viewBox="0 0 4 4" draw:points="0,4 4,4 4,0 0,0">
          <text:p/>
        </draw:polygon>
        <draw:polyline draw:style-name="gr3" draw:text-style-name="P1" draw:layer="layout" svg:width="0cm" svg:height="0cm" svg:x="4.035cm" svg:y="5.436cm" svg:viewBox="0 0 0 0" draw:points="0,0">
          <text:p/>
        </draw:polyline>
        <draw:polygon draw:style-name="gr2" draw:text-style-name="P2" draw:layer="layout" svg:width="0.003cm" svg:height="0.003cm" svg:x="4.035cm" svg:y="5.437cm" svg:viewBox="0 0 4 4" draw:points="0,4 4,4 4,0 0,0">
          <text:p/>
        </draw:polygon>
        <draw:line draw:style-name="gr4" draw:text-style-name="P1" draw:layer="layout" svg:x1="5.207cm" svg:y1="8.432cm" svg:x2="5.207cm" svg:y2="5.436cm">
          <text:p/>
        </draw:line>
        <draw:polygon draw:style-name="gr2" draw:text-style-name="P2" draw:layer="layout" svg:width="0.003cm" svg:height="0.003cm" svg:x="5.207cm" svg:y="5.437cm" svg:viewBox="0 0 4 4" draw:points="0,4 4,4 4,0 0,0">
          <text:p/>
        </draw:polygon>
        <draw:polyline draw:style-name="gr3" draw:text-style-name="P1" draw:layer="layout" svg:width="0cm" svg:height="0cm" svg:x="5.207cm" svg:y="5.436cm" svg:viewBox="0 0 0 0" draw:points="0,0">
          <text:p/>
        </draw:polyline>
        <draw:polygon draw:style-name="gr2" draw:text-style-name="P2" draw:layer="layout" svg:width="0.003cm" svg:height="0.003cm" svg:x="5.207cm" svg:y="5.437cm" svg:viewBox="0 0 4 4" draw:points="0,4 4,4 4,0 0,0">
          <text:p/>
        </draw:polygon>
        <draw:line draw:style-name="gr4" draw:text-style-name="P1" draw:layer="layout" svg:x1="6.4cm" svg:y1="8.432cm" svg:x2="6.4cm" svg:y2="5.436cm">
          <text:p/>
        </draw:line>
        <draw:polygon draw:style-name="gr2" draw:text-style-name="P2" draw:layer="layout" svg:width="0.003cm" svg:height="0.003cm" svg:x="6.402cm" svg:y="5.437cm" svg:viewBox="0 0 4 4" draw:points="0,4 4,4 4,0 0,0">
          <text:p/>
        </draw:polygon>
        <draw:polyline draw:style-name="gr3" draw:text-style-name="P1" draw:layer="layout" svg:width="0cm" svg:height="0cm" svg:x="6.4cm" svg:y="5.436cm" svg:viewBox="0 0 0 0" draw:points="0,0">
          <text:p/>
        </draw:polyline>
        <draw:polygon draw:style-name="gr2" draw:text-style-name="P2" draw:layer="layout" svg:width="0.003cm" svg:height="0.003cm" svg:x="6.402cm" svg:y="5.437cm" svg:viewBox="0 0 4 4" draw:points="0,4 4,4 4,0 0,0">
          <text:p/>
        </draw:polygon>
        <draw:line draw:style-name="gr4" draw:text-style-name="P1" draw:layer="layout" svg:x1="7.573cm" svg:y1="8.432cm" svg:x2="7.573cm" svg:y2="5.436cm">
          <text:p/>
        </draw:line>
        <draw:polygon draw:style-name="gr2" draw:text-style-name="P2" draw:layer="layout" svg:width="0.001cm" svg:height="0.003cm" svg:x="7.573cm" svg:y="5.437cm" svg:viewBox="0 0 2 4" draw:points="0,4 2,4 2,0 0,0">
          <text:p/>
        </draw:polygon>
        <draw:polyline draw:style-name="gr3" draw:text-style-name="P1" draw:layer="layout" svg:width="0cm" svg:height="0cm" svg:x="7.573cm" svg:y="5.436cm" svg:viewBox="0 0 0 0" draw:points="0,0">
          <text:p/>
        </draw:polyline>
        <draw:polygon draw:style-name="gr2" draw:text-style-name="P2" draw:layer="layout" svg:width="0.001cm" svg:height="0.003cm" svg:x="7.573cm" svg:y="5.437cm" svg:viewBox="0 0 2 4" draw:points="0,4 2,4 2,0 0,0">
          <text:p/>
        </draw:polygon>
        <draw:line draw:style-name="gr4" draw:text-style-name="P1" draw:layer="layout" svg:x1="8.745cm" svg:y1="8.432cm" svg:x2="8.745cm" svg:y2="5.436cm">
          <text:p/>
        </draw:line>
        <draw:polygon draw:style-name="gr2" draw:text-style-name="P2" draw:layer="layout" svg:width="0.003cm" svg:height="0.003cm" svg:x="8.745cm" svg:y="5.437cm" svg:viewBox="0 0 4 4" draw:points="0,4 4,4 4,0 0,0">
          <text:p/>
        </draw:polygon>
        <draw:polyline draw:style-name="gr3" draw:text-style-name="P1" draw:layer="layout" svg:width="0cm" svg:height="0cm" svg:x="8.745cm" svg:y="5.436cm" svg:viewBox="0 0 0 0" draw:points="0,0">
          <text:p/>
        </draw:polyline>
        <draw:polygon draw:style-name="gr2" draw:text-style-name="P2" draw:layer="layout" svg:width="0.003cm" svg:height="0.003cm" svg:x="8.745cm" svg:y="5.437cm" svg:viewBox="0 0 4 4" draw:points="0,4 4,4 4,0 0,0">
          <text:p/>
        </draw:polygon>
        <draw:line draw:style-name="gr4" draw:text-style-name="P1" draw:layer="layout" svg:x1="9.917cm" svg:y1="8.432cm" svg:x2="9.917cm" svg:y2="5.436cm">
          <text:p/>
        </draw:line>
        <draw:polygon draw:style-name="gr2" draw:text-style-name="P2" draw:layer="layout" svg:width="0.003cm" svg:height="0.003cm" svg:x="9.917cm" svg:y="5.437cm" svg:viewBox="0 0 4 4" draw:points="0,4 4,4 4,0 0,0">
          <text:p/>
        </draw:polygon>
        <draw:polyline draw:style-name="gr3" draw:text-style-name="P1" draw:layer="layout" svg:width="0cm" svg:height="0cm" svg:x="9.917cm" svg:y="5.436cm" svg:viewBox="0 0 0 0" draw:points="0,0">
          <text:p/>
        </draw:polyline>
        <draw:polygon draw:style-name="gr2" draw:text-style-name="P2" draw:layer="layout" svg:width="0.003cm" svg:height="0.003cm" svg:x="9.917cm" svg:y="5.437cm" svg:viewBox="0 0 4 4" draw:points="0,4 4,4 4,0 0,0">
          <text:p/>
        </draw:polygon>
        <draw:polygon draw:style-name="gr2" draw:text-style-name="P2" draw:layer="layout" svg:width="0.003cm" svg:height="0.003cm" svg:x="11.112cm" svg:y="5.437cm" svg:viewBox="0 0 4 4" draw:points="0,4 4,4 4,0 0,0">
          <text:p/>
        </draw:polygon>
        <draw:polyline draw:style-name="gr3" draw:text-style-name="P1" draw:layer="layout" svg:width="0cm" svg:height="0cm" svg:x="11.11cm" svg:y="5.436cm" svg:viewBox="0 0 0 0" draw:points="0,0">
          <text:p/>
        </draw:polyline>
        <draw:polygon draw:style-name="gr2" draw:text-style-name="P2" draw:layer="layout" svg:width="0.003cm" svg:height="0.003cm" svg:x="11.112cm" svg:y="5.437cm" svg:viewBox="0 0 4 4" draw:points="0,4 4,4 4,0 0,0">
          <text:p/>
        </draw:polygon>
        <draw:polygon draw:style-name="gr2" draw:text-style-name="P2" draw:layer="layout" svg:width="0.003cm" svg:height="0.003cm" svg:x="11.112cm" svg:y="8.433cm" svg:viewBox="0 0 4 4" draw:points="0,4 4,4 4,0 0,0">
          <text:p/>
        </draw:polygon>
        <draw:polyline draw:style-name="gr3" draw:text-style-name="P1" draw:layer="layout" svg:width="0cm" svg:height="0cm" svg:x="11.11cm" svg:y="8.432cm" svg:viewBox="0 0 0 0" draw:points="0,0">
          <text:p/>
        </draw:polyline>
        <draw:polygon draw:style-name="gr2" draw:text-style-name="P2" draw:layer="layout" svg:width="0.003cm" svg:height="0.003cm" svg:x="11.112cm" svg:y="8.433cm" svg:viewBox="0 0 4 4" draw:points="0,4 4,4 4,0 0,0">
          <text:p/>
        </draw:polygon>
        <draw:line draw:style-name="gr4" draw:text-style-name="P1" draw:layer="layout" svg:x1="1.69cm" svg:y1="7.673cm" svg:x2="11.11cm" svg:y2="7.673cm">
          <text:p/>
        </draw:line>
        <draw:polygon draw:style-name="gr2" draw:text-style-name="P2" draw:layer="layout" svg:width="0.003cm" svg:height="0.001cm" svg:x="11.112cm" svg:y="7.673cm" svg:viewBox="0 0 4 2" draw:points="0,2 4,2 4,0 0,0">
          <text:p/>
        </draw:polygon>
        <draw:polyline draw:style-name="gr3" draw:text-style-name="P1" draw:layer="layout" svg:width="0cm" svg:height="0cm" svg:x="11.11cm" svg:y="7.673cm" svg:viewBox="0 0 0 0" draw:points="0,0">
          <text:p/>
        </draw:polyline>
        <draw:polygon draw:style-name="gr2" draw:text-style-name="P2" draw:layer="layout" svg:width="0.003cm" svg:height="0.001cm" svg:x="11.112cm" svg:y="7.673cm" svg:viewBox="0 0 4 2" draw:points="0,2 4,2 4,0 0,0">
          <text:p/>
        </draw:polygon>
        <draw:line draw:style-name="gr4" draw:text-style-name="P1" draw:layer="layout" svg:x1="1.69cm" svg:y1="6.935cm" svg:x2="11.11cm" svg:y2="6.935cm">
          <text:p/>
        </draw:line>
        <draw:polygon draw:style-name="gr2" draw:text-style-name="P2" draw:layer="layout" svg:width="0.003cm" svg:height="0.001cm" svg:x="11.112cm" svg:y="6.935cm" svg:viewBox="0 0 4 2" draw:points="0,2 4,2 4,0 0,0">
          <text:p/>
        </draw:polygon>
        <draw:polyline draw:style-name="gr3" draw:text-style-name="P1" draw:layer="layout" svg:width="0cm" svg:height="0cm" svg:x="11.11cm" svg:y="6.935cm" svg:viewBox="0 0 0 0" draw:points="0,0">
          <text:p/>
        </draw:polyline>
        <draw:polygon draw:style-name="gr2" draw:text-style-name="P2" draw:layer="layout" svg:width="0.003cm" svg:height="0.001cm" svg:x="11.112cm" svg:y="6.935cm" svg:viewBox="0 0 4 2" draw:points="0,2 4,2 4,0 0,0">
          <text:p/>
        </draw:polygon>
        <draw:line draw:style-name="gr4" draw:text-style-name="P1" draw:layer="layout" svg:x1="1.69cm" svg:y1="6.174cm" svg:x2="11.11cm" svg:y2="6.174cm">
          <text:p/>
        </draw:line>
        <draw:polygon draw:style-name="gr2" draw:text-style-name="P2" draw:layer="layout" svg:width="0.003cm" svg:height="0.001cm" svg:x="11.112cm" svg:y="6.176cm" svg:viewBox="0 0 4 2" draw:points="0,2 4,2 4,0 0,0">
          <text:p/>
        </draw:polygon>
        <draw:polyline draw:style-name="gr3" draw:text-style-name="P1" draw:layer="layout" svg:width="0cm" svg:height="0cm" svg:x="11.11cm" svg:y="6.174cm" svg:viewBox="0 0 0 0" draw:points="0,0">
          <text:p/>
        </draw:polyline>
        <draw:polygon draw:style-name="gr2" draw:text-style-name="P2" draw:layer="layout" svg:width="0.003cm" svg:height="0.001cm" svg:x="11.112cm" svg:y="6.176cm" svg:viewBox="0 0 4 2" draw:points="0,2 4,2 4,0 0,0">
          <text:p/>
        </draw:polygon>
        <draw:polygon draw:style-name="gr2" draw:text-style-name="P2" draw:layer="layout" svg:width="0.003cm" svg:height="0.003cm" svg:x="11.112cm" svg:y="5.437cm" svg:viewBox="0 0 4 4" draw:points="0,4 4,4 4,0 0,0">
          <text:p/>
        </draw:polygon>
        <draw:polyline draw:style-name="gr3" draw:text-style-name="P1" draw:layer="layout" svg:width="0cm" svg:height="0cm" svg:x="11.11cm" svg:y="5.436cm" svg:viewBox="0 0 0 0" draw:points="0,0">
          <text:p/>
        </draw:polyline>
        <draw:polygon draw:style-name="gr2" draw:text-style-name="P2" draw:layer="layout" svg:width="0.003cm" svg:height="0.003cm" svg:x="11.112cm" svg:y="5.437cm" svg:viewBox="0 0 4 4" draw:points="0,4 4,4 4,0 0,0">
          <text:p/>
        </draw:polygon>
        <draw:polygon draw:style-name="gr2" draw:text-style-name="P2" draw:layer="layout" svg:width="0.003cm" svg:height="0.003cm" svg:x="11.112cm" svg:y="5.437cm" svg:viewBox="0 0 4 4" draw:points="0,4 4,4 4,0 0,0">
          <text:p/>
        </draw:polygon>
        <draw:polygon draw:style-name="gr2" draw:text-style-name="P2" draw:layer="layout" svg:width="0.003cm" svg:height="0.003cm" svg:x="11.112cm" svg:y="8.433cm" svg:viewBox="0 0 4 4" draw:points="0,4 4,4 4,0 0,0">
          <text:p/>
        </draw:polygon>
        <draw:polygon draw:style-name="gr2" draw:text-style-name="P2" draw:layer="layout" svg:width="0.003cm" svg:height="0.003cm" svg:x="11.112cm" svg:y="5.437cm" svg:viewBox="0 0 4 4" draw:points="0,4 4,4 4,0 0,0">
          <text:p/>
        </draw:polygon>
        <draw:polygon draw:style-name="gr2" draw:text-style-name="P2" draw:layer="layout" svg:width="0.003cm" svg:height="0.003cm" svg:x="1.69cm" svg:y="5.437cm" svg:viewBox="0 0 4 4" draw:points="0,4 4,4 4,0 0,0">
          <text:p/>
        </draw:polygon>
        <draw:polygon draw:style-name="gr2" draw:text-style-name="P2" draw:layer="layout" svg:width="0.003cm" svg:height="0.003cm" svg:x="11.112cm" svg:y="8.433cm" svg:viewBox="0 0 4 4" draw:points="0,4 4,4 4,0 0,0">
          <text:p/>
        </draw:polygon>
        <draw:polygon draw:style-name="gr2" draw:text-style-name="P2" draw:layer="layout" svg:width="0.003cm" svg:height="0.003cm" svg:x="1.69cm" svg:y="5.437cm" svg:viewBox="0 0 4 4" draw:points="0,4 4,4 4,0 0,0">
          <text:p/>
        </draw:polygon>
        <draw:line draw:style-name="gr3" draw:text-style-name="P1" draw:layer="layout" svg:x1="1.69cm" svg:y1="8.432cm" svg:x2="1.69cm" svg:y2="8.324cm">
          <text:p/>
        </draw:line>
        <draw:polygon draw:style-name="gr2" draw:text-style-name="P2" draw:layer="layout" svg:width="0.003cm" svg:height="0.003cm" svg:x="1.69cm" svg:y="8.324cm" svg:viewBox="0 0 4 4" draw:points="0,4 4,4 4,0 0,0">
          <text:p/>
        </draw:polygon>
        <draw:line draw:style-name="gr3" draw:text-style-name="P1" draw:layer="layout" svg:x1="1.69cm" svg:y1="5.436cm" svg:x2="1.69cm" svg:y2="5.523cm">
          <text:p/>
        </draw:line>
        <draw:polygon draw:style-name="gr2" draw:text-style-name="P2" draw:layer="layout" svg:width="0.003cm" svg:height="0.003cm" svg:x="1.69cm" svg:y="5.524cm" svg:viewBox="0 0 4 4" draw:points="0,4 4,4 4,0 0,0">
          <text:p/>
        </draw:polygon>
        <draw:frame draw:style-name="gr5" draw:text-style-name="P4" draw:layer="layout" svg:width="5.146cm" svg:height="0.319cm" svg:x="3.846cm" svg:y="0.617cm">
          <draw:text-box>
            <text:p text:style-name="P3"><text:span text:style-name="T1">Speech data: "We lost the golden chain."</text:span></text:p>
          </draw:text-box>
        </draw:frame>
        <draw:line draw:style-name="gr3" draw:text-style-name="P1" draw:layer="layout" svg:x1="2.863cm" svg:y1="8.432cm" svg:x2="2.863cm" svg:y2="8.324cm">
          <text:p/>
        </draw:line>
        <draw:polygon draw:style-name="gr2" draw:text-style-name="P2" draw:layer="layout" svg:width="0.001cm" svg:height="0.003cm" svg:x="2.863cm" svg:y="8.324cm" svg:viewBox="0 0 2 4" draw:points="0,4 2,4 2,0 0,0">
          <text:p/>
        </draw:polygon>
        <draw:line draw:style-name="gr3" draw:text-style-name="P1" draw:layer="layout" svg:x1="2.863cm" svg:y1="5.436cm" svg:x2="2.863cm" svg:y2="5.523cm">
          <text:p/>
        </draw:line>
        <draw:polygon draw:style-name="gr2" draw:text-style-name="P2" draw:layer="layout" svg:width="0.001cm" svg:height="0.003cm" svg:x="2.863cm" svg:y="5.524cm" svg:viewBox="0 0 2 4" draw:points="0,4 2,4 2,0 0,0">
          <text:p/>
        </draw:polygon>
        <draw:frame draw:style-name="gr5" draw:text-style-name="P4" draw:layer="layout" svg:width="0.281cm" svg:height="0.319cm" svg:x="1.627cm" svg:y="8.495cm">
          <draw:text-box>
            <text:p text:style-name="P3"><text:span text:style-name="T1">0</text:span></text:p>
          </draw:text-box>
        </draw:frame>
        <draw:line draw:style-name="gr3" draw:text-style-name="P1" draw:layer="layout" svg:x1="4.035cm" svg:y1="8.432cm" svg:x2="4.035cm" svg:y2="8.324cm">
          <text:p/>
        </draw:line>
        <draw:polygon draw:style-name="gr2" draw:text-style-name="P2" draw:layer="layout" svg:width="0.003cm" svg:height="0.003cm" svg:x="4.035cm" svg:y="8.324cm" svg:viewBox="0 0 4 4" draw:points="0,4 4,4 4,0 0,0">
          <text:p/>
        </draw:polygon>
        <draw:line draw:style-name="gr3" draw:text-style-name="P1" draw:layer="layout" svg:x1="4.035cm" svg:y1="5.436cm" svg:x2="4.035cm" svg:y2="5.523cm">
          <text:p/>
        </draw:line>
        <draw:polygon draw:style-name="gr2" draw:text-style-name="P2" draw:layer="layout" svg:width="0.003cm" svg:height="0.003cm" svg:x="4.035cm" svg:y="5.524cm" svg:viewBox="0 0 4 4" draw:points="0,4 4,4 4,0 0,0">
          <text:p/>
        </draw:polygon>
        <draw:frame draw:style-name="gr5" draw:text-style-name="P4" draw:layer="layout" svg:width="0.472cm" svg:height="0.319cm" svg:x="2.641cm" svg:y="8.495cm">
          <draw:text-box>
            <text:p text:style-name="P3"><text:span text:style-name="T1">500</text:span></text:p>
          </draw:text-box>
        </draw:frame>
        <draw:line draw:style-name="gr3" draw:text-style-name="P1" draw:layer="layout" svg:x1="5.207cm" svg:y1="8.432cm" svg:x2="5.207cm" svg:y2="8.324cm">
          <text:p/>
        </draw:line>
        <draw:polygon draw:style-name="gr2" draw:text-style-name="P2" draw:layer="layout" svg:width="0.003cm" svg:height="0.003cm" svg:x="5.207cm" svg:y="8.324cm" svg:viewBox="0 0 4 4" draw:points="0,4 4,4 4,0 0,0">
          <text:p/>
        </draw:polygon>
        <draw:line draw:style-name="gr3" draw:text-style-name="P1" draw:layer="layout" svg:x1="5.207cm" svg:y1="5.436cm" svg:x2="5.207cm" svg:y2="5.523cm">
          <text:p/>
        </draw:line>
        <draw:polygon draw:style-name="gr2" draw:text-style-name="P2" draw:layer="layout" svg:width="0.003cm" svg:height="0.003cm" svg:x="5.207cm" svg:y="5.524cm" svg:viewBox="0 0 4 4" draw:points="0,4 4,4 4,0 0,0">
          <text:p/>
        </draw:polygon>
        <draw:frame draw:style-name="gr5" draw:text-style-name="P4" draw:layer="layout" svg:width="0.629cm" svg:height="0.319cm" svg:x="3.725cm" svg:y="8.495cm">
          <draw:text-box>
            <text:p text:style-name="P3"><text:span text:style-name="T1">1000</text:span></text:p>
          </draw:text-box>
        </draw:frame>
        <draw:line draw:style-name="gr3" draw:text-style-name="P1" draw:layer="layout" svg:x1="6.4cm" svg:y1="8.432cm" svg:x2="6.4cm" svg:y2="8.324cm">
          <text:p/>
        </draw:line>
        <draw:polygon draw:style-name="gr2" draw:text-style-name="P2" draw:layer="layout" svg:width="0.003cm" svg:height="0.003cm" svg:x="6.402cm" svg:y="8.324cm" svg:viewBox="0 0 4 4" draw:points="0,4 4,4 4,0 0,0">
          <text:p/>
        </draw:polygon>
        <draw:line draw:style-name="gr3" draw:text-style-name="P1" draw:layer="layout" svg:x1="6.4cm" svg:y1="5.436cm" svg:x2="6.4cm" svg:y2="5.523cm">
          <text:p/>
        </draw:line>
        <draw:polygon draw:style-name="gr2" draw:text-style-name="P2" draw:layer="layout" svg:width="0.003cm" svg:height="0.003cm" svg:x="6.402cm" svg:y="5.524cm" svg:viewBox="0 0 4 4" draw:points="0,4 4,4 4,0 0,0">
          <text:p/>
        </draw:polygon>
        <draw:frame draw:style-name="gr5" draw:text-style-name="P4" draw:layer="layout" svg:width="0.629cm" svg:height="0.319cm" svg:x="4.897cm" svg:y="8.495cm">
          <draw:text-box>
            <text:p text:style-name="P3"><text:span text:style-name="T1">1500</text:span></text:p>
          </draw:text-box>
        </draw:frame>
        <draw:line draw:style-name="gr3" draw:text-style-name="P1" draw:layer="layout" svg:x1="7.573cm" svg:y1="8.432cm" svg:x2="7.573cm" svg:y2="8.324cm">
          <text:p/>
        </draw:line>
        <draw:polygon draw:style-name="gr2" draw:text-style-name="P2" draw:layer="layout" svg:width="0.001cm" svg:height="0.003cm" svg:x="7.573cm" svg:y="8.324cm" svg:viewBox="0 0 2 4" draw:points="0,4 2,4 2,0 0,0">
          <text:p/>
        </draw:polygon>
        <draw:line draw:style-name="gr3" draw:text-style-name="P1" draw:layer="layout" svg:x1="7.573cm" svg:y1="5.436cm" svg:x2="7.573cm" svg:y2="5.523cm">
          <text:p/>
        </draw:line>
        <draw:polygon draw:style-name="gr2" draw:text-style-name="P2" draw:layer="layout" svg:width="0.001cm" svg:height="0.003cm" svg:x="7.573cm" svg:y="5.524cm" svg:viewBox="0 0 2 4" draw:points="0,4 2,4 2,0 0,0">
          <text:p/>
        </draw:polygon>
        <draw:frame draw:style-name="gr5" draw:text-style-name="P4" draw:layer="layout" svg:width="0.629cm" svg:height="0.319cm" svg:x="6.091cm" svg:y="8.495cm">
          <draw:text-box>
            <text:p text:style-name="P3"><text:span text:style-name="T1">2000</text:span></text:p>
          </draw:text-box>
        </draw:frame>
        <draw:line draw:style-name="gr3" draw:text-style-name="P1" draw:layer="layout" svg:x1="8.745cm" svg:y1="8.432cm" svg:x2="8.745cm" svg:y2="8.324cm">
          <text:p/>
        </draw:line>
        <draw:polygon draw:style-name="gr2" draw:text-style-name="P2" draw:layer="layout" svg:width="0.003cm" svg:height="0.003cm" svg:x="8.745cm" svg:y="8.324cm" svg:viewBox="0 0 4 4" draw:points="0,4 4,4 4,0 0,0">
          <text:p/>
        </draw:polygon>
        <draw:line draw:style-name="gr3" draw:text-style-name="P1" draw:layer="layout" svg:x1="8.745cm" svg:y1="5.436cm" svg:x2="8.745cm" svg:y2="5.523cm">
          <text:p/>
        </draw:line>
        <draw:polygon draw:style-name="gr2" draw:text-style-name="P2" draw:layer="layout" svg:width="0.003cm" svg:height="0.003cm" svg:x="8.745cm" svg:y="5.524cm" svg:viewBox="0 0 4 4" draw:points="0,4 4,4 4,0 0,0">
          <text:p/>
        </draw:polygon>
        <draw:frame draw:style-name="gr5" draw:text-style-name="P4" draw:layer="layout" svg:width="0.629cm" svg:height="0.319cm" svg:x="7.262cm" svg:y="8.495cm">
          <draw:text-box>
            <text:p text:style-name="P3"><text:span text:style-name="T1">2500</text:span></text:p>
          </draw:text-box>
        </draw:frame>
        <draw:line draw:style-name="gr3" draw:text-style-name="P1" draw:layer="layout" svg:x1="9.917cm" svg:y1="8.432cm" svg:x2="9.917cm" svg:y2="8.324cm">
          <text:p/>
        </draw:line>
        <draw:polygon draw:style-name="gr2" draw:text-style-name="P2" draw:layer="layout" svg:width="0.003cm" svg:height="0.003cm" svg:x="9.917cm" svg:y="8.324cm" svg:viewBox="0 0 4 4" draw:points="0,4 4,4 4,0 0,0">
          <text:p/>
        </draw:polygon>
        <draw:line draw:style-name="gr3" draw:text-style-name="P1" draw:layer="layout" svg:x1="9.917cm" svg:y1="5.436cm" svg:x2="9.917cm" svg:y2="5.523cm">
          <text:p/>
        </draw:line>
        <draw:polygon draw:style-name="gr2" draw:text-style-name="P2" draw:layer="layout" svg:width="0.003cm" svg:height="0.003cm" svg:x="9.917cm" svg:y="5.524cm" svg:viewBox="0 0 4 4" draw:points="0,4 4,4 4,0 0,0">
          <text:p/>
        </draw:polygon>
        <draw:frame draw:style-name="gr5" draw:text-style-name="P4" draw:layer="layout" svg:width="0.629cm" svg:height="0.319cm" svg:x="8.435cm" svg:y="8.495cm">
          <draw:text-box>
            <text:p text:style-name="P3"><text:span text:style-name="T1">3000</text:span></text:p>
          </draw:text-box>
        </draw:frame>
        <draw:line draw:style-name="gr3" draw:text-style-name="P1" draw:layer="layout" svg:x1="11.11cm" svg:y1="8.432cm" svg:x2="11.11cm" svg:y2="8.324cm">
          <text:p/>
        </draw:line>
        <draw:polygon draw:style-name="gr2" draw:text-style-name="P2" draw:layer="layout" svg:width="0.003cm" svg:height="0.003cm" svg:x="11.112cm" svg:y="8.324cm" svg:viewBox="0 0 4 4" draw:points="0,4 4,4 4,0 0,0">
          <text:p/>
        </draw:polygon>
        <draw:line draw:style-name="gr3" draw:text-style-name="P1" draw:layer="layout" svg:x1="11.11cm" svg:y1="5.436cm" svg:x2="11.11cm" svg:y2="5.523cm">
          <text:p/>
        </draw:line>
        <draw:polygon draw:style-name="gr2" draw:text-style-name="P2" draw:layer="layout" svg:width="0.003cm" svg:height="0.003cm" svg:x="11.112cm" svg:y="5.524cm" svg:viewBox="0 0 4 4" draw:points="0,4 4,4 4,0 0,0">
          <text:p/>
        </draw:polygon>
        <draw:frame draw:style-name="gr5" draw:text-style-name="P4" draw:layer="layout" svg:width="0.629cm" svg:height="0.319cm" svg:x="9.607cm" svg:y="8.495cm">
          <draw:text-box>
            <text:p text:style-name="P3"><text:span text:style-name="T1">3500</text:span></text:p>
          </draw:text-box>
        </draw:frame>
        <draw:line draw:style-name="gr3" draw:text-style-name="P1" draw:layer="layout" svg:x1="1.69cm" svg:y1="8.432cm" svg:x2="1.777cm" svg:y2="8.432cm">
          <text:p/>
        </draw:line>
        <draw:polygon draw:style-name="gr2" draw:text-style-name="P2" draw:layer="layout" svg:width="0.003cm" svg:height="0.003cm" svg:x="1.777cm" svg:y="8.433cm" svg:viewBox="0 0 4 4" draw:points="0,4 4,4 4,0 0,0">
          <text:p/>
        </draw:polygon>
        <draw:line draw:style-name="gr3" draw:text-style-name="P1" draw:layer="layout" svg:x1="11.11cm" svg:y1="8.432cm" svg:x2="11.003cm" svg:y2="8.432cm">
          <text:p/>
        </draw:line>
        <draw:polygon draw:style-name="gr2" draw:text-style-name="P2" draw:layer="layout" svg:width="0.001cm" svg:height="0.003cm" svg:x="11.003cm" svg:y="8.433cm" svg:viewBox="0 0 2 4" draw:points="0,4 2,4 2,0 0,0">
          <text:p/>
        </draw:polygon>
        <draw:frame draw:style-name="gr5" draw:text-style-name="P4" draw:layer="layout" svg:width="0.629cm" svg:height="0.319cm" svg:x="10.801cm" svg:y="8.495cm">
          <draw:text-box>
            <text:p text:style-name="P3"><text:span text:style-name="T1">4000</text:span></text:p>
          </draw:text-box>
        </draw:frame>
        <draw:line draw:style-name="gr3" draw:text-style-name="P1" draw:layer="layout" svg:x1="1.69cm" svg:y1="7.673cm" svg:x2="1.777cm" svg:y2="7.673cm">
          <text:p/>
        </draw:line>
        <draw:polygon draw:style-name="gr2" draw:text-style-name="P2" draw:layer="layout" svg:width="0.003cm" svg:height="0.001cm" svg:x="1.777cm" svg:y="7.673cm" svg:viewBox="0 0 4 2" draw:points="0,2 4,2 4,0 0,0">
          <text:p/>
        </draw:polygon>
        <draw:line draw:style-name="gr3" draw:text-style-name="P1" draw:layer="layout" svg:x1="11.11cm" svg:y1="7.673cm" svg:x2="11.003cm" svg:y2="7.673cm">
          <text:p/>
        </draw:line>
        <draw:polygon draw:style-name="gr2" draw:text-style-name="P2" draw:layer="layout" svg:width="0.001cm" svg:height="0.001cm" svg:x="11.003cm" svg:y="7.673cm" svg:viewBox="0 0 2 2" draw:points="0,2 2,2 2,0 0,0">
          <text:p/>
        </draw:polygon>
        <draw:frame draw:style-name="gr5" draw:text-style-name="P4" draw:layer="layout" svg:width="0.281cm" svg:height="0.319cm" svg:x="1.453cm" svg:y="8.257cm">
          <draw:text-box>
            <text:p text:style-name="P3"><text:span text:style-name="T1">0</text:span></text:p>
          </draw:text-box>
        </draw:frame>
        <draw:line draw:style-name="gr3" draw:text-style-name="P1" draw:layer="layout" svg:x1="1.69cm" svg:y1="6.935cm" svg:x2="1.777cm" svg:y2="6.935cm">
          <text:p/>
        </draw:line>
        <draw:polygon draw:style-name="gr2" draw:text-style-name="P2" draw:layer="layout" svg:width="0.003cm" svg:height="0.001cm" svg:x="1.777cm" svg:y="6.935cm" svg:viewBox="0 0 4 2" draw:points="0,2 4,2 4,0 0,0">
          <text:p/>
        </draw:polygon>
        <draw:line draw:style-name="gr3" draw:text-style-name="P1" draw:layer="layout" svg:x1="11.11cm" svg:y1="6.935cm" svg:x2="11.003cm" svg:y2="6.935cm">
          <text:p/>
        </draw:line>
        <draw:polygon draw:style-name="gr2" draw:text-style-name="P2" draw:layer="layout" svg:width="0.001cm" svg:height="0.001cm" svg:x="11.003cm" svg:y="6.935cm" svg:viewBox="0 0 2 2" draw:points="0,2 2,2 2,0 0,0">
          <text:p/>
        </draw:polygon>
        <draw:frame draw:style-name="gr5" draw:text-style-name="P4" draw:layer="layout" svg:width="0.315cm" svg:height="0.319cm" svg:x="1.296cm" svg:y="7.496cm">
          <draw:text-box>
            <text:p text:style-name="P3"><text:span text:style-name="T1">50</text:span></text:p>
          </draw:text-box>
        </draw:frame>
        <draw:line draw:style-name="gr3" draw:text-style-name="P1" draw:layer="layout" svg:x1="1.69cm" svg:y1="6.174cm" svg:x2="1.777cm" svg:y2="6.174cm">
          <text:p/>
        </draw:line>
        <draw:polygon draw:style-name="gr2" draw:text-style-name="P2" draw:layer="layout" svg:width="0.003cm" svg:height="0.001cm" svg:x="1.777cm" svg:y="6.176cm" svg:viewBox="0 0 4 2" draw:points="0,2 4,2 4,0 0,0">
          <text:p/>
        </draw:polygon>
        <draw:line draw:style-name="gr3" draw:text-style-name="P1" draw:layer="layout" svg:x1="11.11cm" svg:y1="6.174cm" svg:x2="11.003cm" svg:y2="6.174cm">
          <text:p/>
        </draw:line>
        <draw:polygon draw:style-name="gr2" draw:text-style-name="P2" draw:layer="layout" svg:width="0.001cm" svg:height="0.001cm" svg:x="11.003cm" svg:y="6.176cm" svg:viewBox="0 0 2 2" draw:points="0,2 2,2 2,0 0,0">
          <text:p/>
        </draw:polygon>
        <draw:frame draw:style-name="gr5" draw:text-style-name="P4" draw:layer="layout" svg:width="0.472cm" svg:height="0.319cm" svg:x="1.139cm" svg:y="6.758cm">
          <draw:text-box>
            <text:p text:style-name="P3"><text:span text:style-name="T1">100</text:span></text:p>
          </draw:text-box>
        </draw:frame>
        <draw:line draw:style-name="gr3" draw:text-style-name="P1" draw:layer="layout" svg:x1="1.69cm" svg:y1="5.436cm" svg:x2="1.777cm" svg:y2="5.436cm">
          <text:p/>
        </draw:line>
        <draw:polygon draw:style-name="gr2" draw:text-style-name="P2" draw:layer="layout" svg:width="0.003cm" svg:height="0.003cm" svg:x="1.777cm" svg:y="5.437cm" svg:viewBox="0 0 4 4" draw:points="0,4 4,4 4,0 0,0">
          <text:p/>
        </draw:polygon>
        <draw:line draw:style-name="gr3" draw:text-style-name="P1" draw:layer="layout" svg:x1="11.11cm" svg:y1="5.436cm" svg:x2="11.003cm" svg:y2="5.436cm">
          <text:p/>
        </draw:line>
        <draw:polygon draw:style-name="gr2" draw:text-style-name="P2" draw:layer="layout" svg:width="0.001cm" svg:height="0.003cm" svg:x="11.003cm" svg:y="5.437cm" svg:viewBox="0 0 2 4" draw:points="0,4 2,4 2,0 0,0">
          <text:p/>
        </draw:polygon>
        <draw:frame draw:style-name="gr5" draw:text-style-name="P4" draw:layer="layout" svg:width="0.472cm" svg:height="0.319cm" svg:x="1.139cm" svg:y="5.999cm">
          <draw:text-box>
            <text:p text:style-name="P3"><text:span text:style-name="T1">150</text:span></text:p>
          </draw:text-box>
        </draw:frame>
        <draw:polygon draw:style-name="gr2" draw:text-style-name="P2" draw:layer="layout" svg:width="0.003cm" svg:height="0.003cm" svg:x="11.112cm" svg:y="5.437cm" svg:viewBox="0 0 4 4" draw:points="0,4 4,4 4,0 0,0">
          <text:p/>
        </draw:polygon>
        <draw:polygon draw:style-name="gr2" draw:text-style-name="P2" draw:layer="layout" svg:width="0.003cm" svg:height="0.003cm" svg:x="11.112cm" svg:y="8.433cm" svg:viewBox="0 0 4 4" draw:points="0,4 4,4 4,0 0,0">
          <text:p/>
        </draw:polygon>
        <draw:polygon draw:style-name="gr2" draw:text-style-name="P2" draw:layer="layout" svg:width="0.003cm" svg:height="0.003cm" svg:x="11.112cm" svg:y="5.437cm" svg:viewBox="0 0 4 4" draw:points="0,4 4,4 4,0 0,0">
          <text:p/>
        </draw:polygon>
        <draw:polygon draw:style-name="gr2" draw:text-style-name="P2" draw:layer="layout" svg:width="0.003cm" svg:height="0.003cm" svg:x="1.69cm" svg:y="5.437cm" svg:viewBox="0 0 4 4" draw:points="0,4 4,4 4,0 0,0">
          <text:p/>
        </draw:polygon>
        <draw:polyline draw:style-name="gr1" draw:text-style-name="P1" draw:layer="layout" svg:width="9.42cm" svg:height="2.301cm" svg:x="1.69cm" svg:y="6.11cm" svg:viewBox="0 0 9421 2302" draw:points="0,2215 0,2149 44,2149 65,2192 108,2236 131,2236 151,2258 174,2236 195,2236 217,2192 238,1954 238,1106 261,868 282,1477 304,1954 325,2128 368,2215 348,2215 391,2215 412,2236 434,2236 478,2192 478,1975 499,1411 521,1042 542,1260 565,1433 586,1737 586,1998 608,2149 629,2192 652,2215 672,2192 695,2172 716,2149 716,2106 738,1975 759,1498 782,998 803,911 825,825 825,998 846,1085 869,1411 889,1758 912,1954 933,2085 955,2019 976,1932 999,1694 1020,889 1042,64 1063,238 1086,455 1086,498 1107,781 1129,845 1150,1085 1173,1498 1193,1845 1193,1932 1237,1975 1259,1845 1280,1520 1303,1042 1324,781 1324,434 1346,0 1367,107 1390,541 1410,368 1433,0 1433,521 1454,1433 1477,1932 1497,1975 1520,2019 1541,1824 1563,1367 1563,1303 1584,1454 1607,1477 1628,1541 1650,1520 1671,1715 1671,1868 1694,1671 1714,1607 1737,1781 1758,1911 1780,1911 1801,1888 1801,1911 1824,1868 1845,1802 1867,1824 1888,1651 1911,1541 1932,1541 1932,1628 1954,1694 1975,1715 1998,1477 2018,1454 2041,1628 2041,1671 2062,1607 2084,1671 2105,1737 2128,1781 2149,1758 2171,1671 2171,1541 2192,1541 2215,1433 2235,1585 2258,1564 2279,1671 2279,1215 2301,1149 2322,1411 2345,1628 2366,1845 2388,1998 2409,2106 2409,2085 2432,2019 2453,2085 2496,2085 2519,2106 2539,2019 2562,1954 2583,1845 2605,1868 2626,1975 2649,2062 2649,2172 2670,2172 2692,2149 2713,2192 2736,2172 2756,2149 2756,2192 2800,2192 2822,2215 2843,2172 2866,2128 2887,2149 2909,2149 2930,2192 2996,2192 3017,2172 3017,2192 3040,2215 3104,2215 3147,2172 3170,2172 3234,2236 3321,2236 3344,2215 3364,2236 3604,2236 3625,2258 3647,2236 3755,2236 3778,2258 3799,2258 3821,2279 3842,2279 3865,2258 3908,2258 3929,2236 3972,2279 3995,2258 4082,2258 4102,2236 4125,2236 4146,2258 4168,2258 4189,2236 4212,2258 4386,2258 4406,2236 4429,2236 4450,2258 4537,2258 4559,2236 4603,2236 4623,2215 4646,2215 4689,2258 4733,2215 4710,2215 4733,2215 4754,2236 4776,2236 4797,2258 4820,2236 4841,2236 4863,2215 4884,2236 4927,2236 4948,2215 4971,2236 4992,2258 5079,2258 5101,2279 5122,2258 5145,2258 5165,2279 5188,2258 5209,2258 5231,2279 5252,2258 5275,2258 5296,2279 5405,2279 5426,2258 5492,2258 5513,2279 5686,2279 5709,2258 5796,2258 5817,2279 5883,2279 5904,2258 5926,2279 5969,2279 5990,2258 6056,2258 6034,2258 6077,2258 6100,2279 6121,2279 6143,2258 6187,2258 6207,2279 6317,2279 6360,2236 6381,2258 6404,2258 6424,2279 6447,2279 6468,2258 6490,2258 6511,2279 6534,2258 6555,2279 6577,2258 6598,2279 6664,2279 6642,2279 6685,2279 6708,2258 6728,2258 6751,2279 6772,2258 6794,2279 6838,2279 6859,2258 6946,2258 6968,2279 7012,2279 6989,2279 7012,2279 7032,2258 7055,2258 7076,2279 7119,2279 7142,2258 7163,2258 7185,2279 7206,2258 7402,2258 7423,2279 7446,2258 7489,2258 7467,2258 7532,2258 7553,2236 7576,2258 7640,2258 7663,2236 7684,2236 7706,2258 7727,2236 7837,2236 7858,2258 7881,2258 7902,2236 7945,2236 7968,2258 7989,2258 8011,2236 8032,2236 8055,2258 8098,2215 8075,2215 8098,2215 8141,2258 8206,2258 8228,2279 8249,2279 8272,2258 8423,2258 8445,2236 8466,2258 8553,2258 8576,2279 8596,2279 8619,2258 8640,2279 9378,2279 9401,2302 9421,2302">
          <text:p/>
        </draw:polyline>
        <draw:frame draw:style-name="gr5" draw:text-style-name="P4" draw:layer="layout" svg:width="0.472cm" svg:height="0.319cm" svg:x="1.139cm" svg:y="5.261cm">
          <draw:text-box>
            <text:p text:style-name="P3"><text:span text:style-name="T1">200</text:span></text:p>
          </draw:text-box>
        </draw:frame>
        <draw:frame draw:style-name="gr5" draw:text-style-name="P4" draw:layer="layout" svg:width="1.954cm" svg:height="0.319cm" svg:x="5.401cm" svg:y="8.865cm">
          <draw:text-box>
            <text:p text:style-name="P3"><text:span text:style-name="T1">Frequency (Hz)</text:span></text:p>
          </draw:text-box>
        </draw:frame>
        <draw:frame draw:style-name="gr5" draw:text-style-name="P4" draw:layer="layout" svg:width="2.512cm" svg:height="0.319cm" draw:transform="rotate (1.5707963267949) translate (0.654cm 8.181cm)">
          <draw:text-box>
            <text:p text:style-name="P3"><text:span text:style-name="T1">Amplitude spectrum</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32" draw:style="rect" draw:dots1="1" draw:dots1-length="0.07cm" draw:distance="0.0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al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3cm" fo:margin-bottom="0.3cm" fo:margin-left="0.3cm" fo:margin-right="0.3cm" fo:page-width="12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1:35:35.910092529</meta:creation-date>
    <dc:date>2023-08-07T11:38:21.514523349</dc:date>
    <meta:editing-duration>PT2M46S</meta:editing-duration>
    <meta:editing-cycles>1</meta:editing-cycles>
    <meta:document-statistic meta:object-count="295"/>
    <meta:generator>LibreOffice/7.5.4.2$Linux_X86_64 LibreOffice_project/50$Build-2</meta:generator>
  </office:meta>
</office:document-meta>
</file>